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35cm" style:rel-column-width="5911*"/>
    </style:style>
    <style:style style:name="表7.C" style:family="table-column">
      <style:table-column-properties style:column-width="0.053cm" style:rel-column-width="203*"/>
    </style:style>
    <style:style style:name="表7.D" style:family="table-column">
      <style:table-column-properties style:column-width="14.446cm" style:rel-column-width="5565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.561cm" style:rel-column-width="6013*"/>
    </style:style>
    <style:style style:name="表8.C" style:family="table-column">
      <style:table-column-properties style:column-width="14.473cm" style:rel-column-width="5575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 style:list-style-name="L44">
      <style:paragraph-properties fo:line-height="150%"/>
      <style:text-properties style:font-name="Arial" fo:font-size="16pt" style:font-name-asian="Arial" style:font-size-asian="16pt" style:font-size-complex="16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Standard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103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4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107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108" style:family="paragraph" style:parent-style-name="Table_20_Contents" style:list-style-name="L45">
      <style:text-properties style:font-name="Verdana" fo:font-size="16pt" fo:background-color="#996600" style:font-size-asian="16pt" style:font-size-complex="16pt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text-position="super 58%"/>
    </style:style>
    <style:style style:name="T16" style:family="text">
      <style:text-properties fo:background-color="#99ffff"/>
    </style:style>
    <style:style style:name="T17" style:family="text">
      <style:text-properties fo:background-color="#ffcc00"/>
    </style:style>
    <style:style style:name="T18" style:family="text">
      <style:text-properties fo:background-color="transparen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17.5pt" style:font-size-asian="17.5pt" style:font-size-complex="17.5pt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><text:span text:style-name="T12">10.2.2_39</text:span>---------------------------------------------------------------------------</text:p>
      <text:p text:style-name="P17">[40] res free# JVEMV6 44#10.2.2_XX / 44. currency / 10. prog-php / 2. tester / 2. <text:s/>tester_1__V2 / 20200708_143227</text:p>
      <text:p text:style-name="P9"/>
      <text:p text:style-name="P9">[do] <text:span text:style-name="T1">#_ </text:span></text:p>
      <text:list xml:id="list6989408679489520795" text:style-name="L1">
        <text:list-item>
          <text:p text:style-name="P30">REVIEW </text:p>
          <text:list>
            <text:list-item>
              <text:p text:style-name="P30"><text:span text:style-name="T1">#_ </text:span>R-1.1 : fix ==&gt; //fix:20200708_144808:f</text:p>
              <text:list>
                <text:list-item>
                  <text:p text:style-name="P30">TRACK</text:p>
                  <text:list>
                    <text:list-item>
                      <text:p text:style-name="P30">FxTestController::fx_tester_T_1__Order_Buy__V2__While_Loop</text:p>
                    </text:list-item>
                    <text:list-item>
                      <text:p text:style-name="P30">FxTestController::fx_tester_T_1__Order_Buy__V2__For_Loop</text:p>
                    </text:list-item>
                    <text:list-item>
                      <text:p text:style-name="P30">LibEaTester::init_Pos()</text:p>
                      <text:list>
                        <text:list-item>
                          <text:p text:style-name="P30">//mark:20200708_145104:m</text:p>
                        </text:list-item>
                      </text:list>
                    </text:list-item>
                    <text:list-item>
                      <text:p text:style-name="P30">LibEaTester_2::set_Vals_To_Pos__First_Occasion</text:p>
                      <text:list>
                        <text:list-item>
                          <text:p text:style-name="P30">//mark:20200708_145301:m</text:p>
                        </text:list-item>
                        <text:list-item>
                          <text:p text:style-name="P30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R-1.2 : add param ==&gt; </text:p>
              <text:list>
                <text:list-item>
                  <text:list>
                    <text:list-item>
                      <text:p text:style-name="P30">FxTestController::fx_tester_T_1__Order_Buy__V2__F<text:soft-page-break/>or_Loop</text:p>
                    </text:list-item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 : FxTestController::fx_tester_T_1__Order_Buy__V2__For_Loop</text:p>
                  <text:list>
                    <text:list-item>
                      <text:p text:style-name="P30">$_lo_Params_For_Pos</text:p>
                      <text:list>
                        <text:list-item>
                          <text:p text:style-name="P30"><text:span text:style-name="T1">#_ </text:span>//code:20200708_145853:c ==&gt; unpack</text:p>
                        </text:list-item>
                        <text:list-item>
                          <text:p text:style-name="P30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0">CODE : caller line</text:p>
                  <text:list>
                    <text:list-item>
                      <text:p text:style-name="P30">//coding:20200603_162557</text:p>
                    </text:list-item>
                  </text:list>
                </text:list-item>
                <text:list-item>
                  <text:p text:style-name="P30"><text:span text:style-name="T1">#_ </text:span>TEST ==&gt; OK </text:p>
                </text:list-item>
              </text:list>
            </text:list-item>
            <text:list-item>
              <text:p text:style-name="P30">R-1.3 : add param ==&gt; </text:p>
              <text:list>
                <text:list-item>
                  <text:list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</text:p>
                  <text:list>
                    <text:list-item>
                      <text:p text:style-name="P30"><text:span text:style-name="T1">#_ </text:span>calling line : //coding:20200603_162557</text:p>
                    </text:list-item>
                    <text:list-item>
                      <text:p text:style-name="P30"><text:span text:style-name="T1">#_ </text:span>add param to func : //code:20200708_150858:c</text:p>
                    </text:list-item>
                    <text:list-item>
                      <text:p text:style-name="P30"><text:span text:style-name="T1">#_ </text:span>unpack : //code:20200708_151035:c</text:p>
                    </text:list-item>
                    <text:list-item>
                      <text:p text:style-name="P30"><text:span text:style-name="T1">#_ </text:span>calling line : for-loop : //coding:20200603_162557</text:p>
                    </text:list-item>
                    <text:list-item>
                      <text:p text:style-name="P30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0">TEST ==&gt; OK </text:p>
                </text:list-item>
              </text:list>
            </text:list-item>
            <text:list-item>
              <text:p text:style-name="P30">R-1.4 : wri<text:span text:style-name="T10">te list of $pos ==&gt; use Params</text:span></text:p>
              <text:list>
                <text:list-item>
                  <text:p text:style-name="P73">CODE</text:p>
                  <text:list>
                    <text:list-item>
                      <text:p text:style-name="P73">caller line : //code:20200708_151919:c</text:p>
                    </text:list-item>
                    <text:list-item>
                      <text:p text:style-name="P73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73">==&gt; add param</text:p>
                            </text:list-item>
                          </text:list>
                        </text:list-item>
                        <text:list-item>
                          <text:p text:style-name="P30"><text:span text:style-name="T2">#_ </text:span><text:span text:style-name="T10">caller line</text:span></text:p>
                        </text:list-item>
                        <text:list-item>
                          <text:p text:style-name="P30"><text:span text:style-name="T2">#_ </text:span><text:span text:style-name="T10">func param</text:span></text:p>
                        </text:list-item>
                        <text:list-item>
                          <text:p text:style-name="P30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3">TEST ==&gt; </text:p>
                  <text:list>
                    <text:list-item>
                      <text:p text:style-name="P73">ERROR ==&gt; log file name → not passed </text:p>
                    </text:list-item>
                    <text:list-item>
                      <text:p text:style-name="P73">FIX ==&gt; </text:p>
                      <text:list>
                        <text:list-item>
                          <text:p text:style-name="P73">add param</text:p>
                          <text:list>
                            <text:list-item>
                              <text:p text:style-name="P30"><text:span text:style-name="T2">#_ </text:span><text:span text:style-name="T10">func param</text:span></text:p>
                            </text:list-item>
                            <text:list-item>
                              <text:p text:style-name="P30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TASK : <text:span text:style-name="T10">T-1.2 : “TP” ==&gt; post for-loop </text:span></text:p>
          <text:list>
            <text:list-item>
              <text:list>
                <text:list-item>
                  <text:p text:style-name="P95">CODE : //code:20200707_163926:c</text:p>
                </text:list-item>
              </text:list>
            </text:list-item>
          </text:list>
        </text:list-item>
        <text:list-item>
          <text:p text:style-name="P86">TASK-2</text:p>
          <text:list>
            <text:list-item>
              <text:list>
                <text:list-item>
                  <text:p text:style-name="P95">loc in BB ==&gt; 5 prev ones before the starting bar</text:p>
                </text:list-item>
              </text:list>
            </text:list-item>
          </text:list>
        </text:list-item>
        <text:list-item>
          <text:p text:style-name="P95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1650509373945415124" text:style-name="L2">
        <text:list-item>
          <text:p text:style-name="P31">TASK : <text:span text:style-name="T10">T-1.2 : “TP” ==&gt; post for-loop </text:span></text:p>
          <text:list>
            <text:list-item>
              <text:list>
                <text:list-item>
                  <text:p text:style-name="P74">CODE : //code:20200707_163926:c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74">loc in BB ==&gt; 5 prev ones before the starting bar</text:p>
                </text:list-item>
              </text:list>
            </text:list-item>
          </text:list>
        </text:list-item>
        <text:list-item>
          <text:p text:style-name="P74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3">[/ XXX] 20200708_153110</text:span></text:p>
      <text:p text:style-name="P23"/>
      <text:p text:style-name="P11"/>
      <text:p text:style-name="P9"><text:span text:style-name="T12">10.2.2_40</text:span>---------------------------------------------------------------------------</text:p>
      <text:p text:style-name="P17">[41] res free# JVEMV6 44#10.2.2_XX / 44. currency / 10. prog-php / 2. tester / 2. <text:s/>tester_1__V2 / 20200709_142331</text:p>
      <text:p text:style-name="P9"/>
      <text:p text:style-name="P9">[do] <text:span text:style-name="T1">#_ </text:span></text:p>
      <text:list xml:id="list4781618203721951631" text:style-name="L3">
        <text:list-item>
          <text:p text:style-name="P32"><text:span text:style-name="T1">#_ </text:span>REVIEW </text:p>
        </text:list-item>
        <text:list-item>
          <text:p text:style-name="P32">TASK : <text:span text:style-name="T10">T-1.2 : “TP” ==&gt; post for-loop </text:span></text:p>
          <text:list>
            <text:list-item>
              <text:list>
                <text:list-item>
                  <text:p text:style-name="P75">CODE : //code:20200707_163926:c</text:p>
                </text:list-item>
              </text:list>
            </text:list-item>
            <text:list-item>
              <text:p text:style-name="P75">T-1.1 : log : “step : 2 : 2 : 1.2”</text:p>
              <text:list>
                <text:list-item>
                  <text:p text:style-name="P75">CODE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96">loc in BB ==&gt; 5 prev ones before the starting bar</text:p>
                </text:list-item>
              </text:list>
            </text:list-item>
          </text:list>
        </text:list-item>
        <text:list-item>
          <text:p text:style-name="P96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7643430191164900641" text:style-name="L4">
        <text:list-item>
          <text:p text:style-name="P33">TASK : <text:span text:style-name="T10">“TP” ==&gt; post for-loop → append</text:span></text:p>
          <text:list>
            <text:list-item>
              <text:p text:style-name="P76">//next:20200709_150122:n</text:p>
            </text:list-item>
          </text:list>
        </text:list-item>
        <text:list-item>
          <text:p text:style-name="P33">TASK : tasks-30 (sheet)</text:p>
        </text:list-item>
        <text:list-item>
          <text:p text:style-name="P33">TASK-2</text:p>
          <text:list>
            <text:list-item>
              <text:list>
                <text:list-item>
                  <text:p text:style-name="P76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6">TASK : SL, TP の設定（$sumOf_Plus, $sumOf_Minus ==&gt; 最大に近くなる値の組み合わせ）　=&gt;　他の期間のデータでも</text:p>
        </text:list-item>
        <text:list-item>
          <text:p text:style-name="P33"/>
        </text:list-item>
      </text:list>
      <text:p text:style-name="P9">[further]</text:p>
      <text:p text:style-name="P14"><text:line-break/><text:span text:style-name="T13">[/ XXX] 20200709_150234</text:span></text:p>
      <text:p text:style-name="P9"/>
      <text:p text:style-name="P11"/>
      <text:p text:style-name="P9"><text:span text:style-name="T12">10.2.2_41</text:span>---------------------------------------------------------------------------</text:p>
      <text:p text:style-name="P17">[42] res free# JVEMV6 44#10.2.2_XX / 44. currency / 10. prog-php / 2. tester / 2. <text:s/>tester_1__V2 / 20200710_115044</text:p>
      <text:p text:style-name="P9"/>
      <text:p text:style-name="P9">[do] <text:span text:style-name="T1">#_ </text:span></text:p>
      <text:list xml:id="list5593893165087723903" text:style-name="L5">
        <text:list-item>
          <text:p text:style-name="P34"><text:span text:style-name="T1">#_ </text:span>REVIEW </text:p>
        </text:list-item>
        <text:list-item>
          <text:p text:style-name="P34"><text:span text:style-name="T1">#_ </text:span>SEG-1 : func “fx_tester_T_1__Order_Buy__V2” ==&gt; new param</text:p>
          <text:list>
            <text:list-item>
              <text:list>
                <text:list-item>
                  <text:p text:style-name="P34">==&gt; $param_Tester_T_1__MaxOf_While_Loop</text:p>
                </text:list-item>
              </text:list>
            </text:list-item>
            <text:list-item>
              <text:p text:style-name="P34">S-1.1 : func “fx_tester_T_1__Order_Buy__V2__Params”</text:p>
              <text:list>
                <text:list-item>
                  <text:p text:style-name="P34">CODE : //code:20200710_121940:c</text:p>
                  <text:list>
                    <text:list-item>
                      <text:p text:style-name="P34">CONS</text:p>
                    </text:list-item>
                  </text:list>
                </text:list-item>
              </text:list>
            </text:list-item>
            <text:list-item>
              <text:p text:style-name="P34">S-1.2 : caller line</text:p>
              <text:list>
                <text:list-item>
                  <text:p text:style-name="P34">CODE : //_20200710_122450:caller</text:p>
                  <text:list>
                    <text:list-item>
                      <text:p text:style-name="P34"><text:span text:style-name="T1">#_ </text:span>unpack ret val : //code:20200710_123750:c</text:p>
                    </text:list-item>
                    <text:list-item>
                      <text:p text:style-name="P34"><text:span text:style-name="T1">#_ </text:span>set val : //code:20200710_122726:c</text:p>
                    </text:list-item>
                    <text:list-item>
                      <text:p text:style-name="P34"><text:span text:style-name="T1">#_ </text:span>change ==&gt; template strings</text:p>
                      <text:list>
                        <text:list-item>
                          <text:p text:style-name="P34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1">#_ </text:span>TEST : param ==&gt; no </text:p>
                </text:list-item>
                <text:list-item>
                  <text:p text:style-name="P34"><text:span text:style-name="T1">#_ </text:span>TEST : param ==&gt; 40</text:p>
                  <text:list>
                    <text:list-item>
                      <text:p text:style-name="P34">==&gt; exec → complete</text:p>
                    </text:list-item>
                    <text:list-item>
                      <text:p text:style-name="P34">=&gt; “for-loop ended with ==&gt; [^T]”</text:p>
                      <text:list>
                        <text:list-item>
                          <text:p text:style-name="P34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77">//next:20200709_150122:n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E : comment out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88">TASK : tasks-30 (sheet)</text:p>
        </text:list-item>
        <text:list-item>
          <text:p text:style-name="P88">TASK-2</text:p>
          <text:list>
            <text:list-item>
              <text:list>
                <text:list-item>
                  <text:p text:style-name="P97">loc in BB ==&gt; 5 prev ones before the starting bar</text:p>
                </text:list-item>
              </text:list>
            </text:list-item>
          </text:list>
        </text:list-item>
        <text:list-item>
          <text:p text:style-name="P97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289565528289074835" text:style-name="L6">
        <text:list-item>
          <text:p text:style-name="P35">TASK : tasks-30 (sheet)</text:p>
          <text:list>
            <text:list-item>
              <text:p text:style-name="P35">//next:20200710_125950:n</text:p>
            </text:list-item>
            <text:list-item>
              <text:p text:style-name="P35">“j3-3 : Y : 1”</text:p>
            </text:list-item>
            <text:list-item>
              <text:p text:style-name="P35">curently ==&gt; trailing start → then, for-loop breaking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78">loc in BB ==&gt; 5 prev ones before the starting bar</text:p>
                </text:list-item>
              </text:list>
            </text:list-item>
          </text:list>
        </text:list-item>
        <text:list-item>
          <text:p text:style-name="P78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3">[/ XXX] 20200710_130311</text:span></text:p>
      <text:p text:style-name="P9"/>
      <text:p text:style-name="P11"/>
      <text:p text:style-name="P9"><text:span text:style-name="T12">10.2.2_42</text:span>---------------------------------------------------------------------------</text:p>
      <text:p text:style-name="P17">[43] res free# JVEMV6 44#10.2.2_XX / 44. currency / 10. prog-php / 2. tester / 2. <text:s/>tester_1__V2 / 20200711_143222</text:p>
      <text:p text:style-name="P9"/>
      <text:p text:style-name="P9">[do] <text:span text:style-name="T1">#_ </text:span></text:p>
      <text:list xml:id="list500398696073273660" text:style-name="L7">
        <text:list-item>
          <text:p text:style-name="P36">REVIEW </text:p>
        </text:list-item>
        <text:list-item>
          <text:p text:style-name="P36"><text:span text:style-name="T1">#_ </text:span>SEG-1</text:p>
          <text:list>
            <text:list-item>
              <text:list>
                <text:list-item>
                  <text:p text:style-name="P36">list-of-pos.(XXX).dat ==&gt; st_idx → some numbers are missing ~~&gt; why?</text:p>
                </text:list-item>
              </text:list>
            </text:list-item>
            <text:list-item>
              <text:p text:style-name="P36">S-1.1 : number ==&gt; '8'</text:p>
              <text:list>
                <text:list-item>
                  <text:p text:style-name="P36">search “position ==&gt; NOT taken”</text:p>
                </text:list-item>
                <text:list-item>
                  <text:p text:style-name="P36">log lines</text:p>
                  <text:list>
                    <text:list-item>
                      <text:p text:style-name="P36">position ==&gt; NOT taken</text:p>
                    </text:list-item>
                    <text:list-item>
                      <text:p text:style-name="P36">detection starts...</text:p>
                    </text:list-item>
                    <text:list-item>
                      <text:p text:style-name="P36">pattern ==&gt; detected : dp_ALL</text:p>
                    </text:list-item>
                    <text:list-item>
                      <text:p text:style-name="P36">(show_Basic_Pos_Data__Build_Lines)</text:p>
                      <text:list>
                        <text:list-item>
                          <text:p text:style-name="P36">$pos-&gt;st_idx<text:tab/>8</text:p>
                        </text:list-item>
                      </text:list>
                    </text:list-item>
                    <text:list-item>
                      <text:p text:style-name="P36">is_TP ==&gt; false</text:p>
                    </text:list-item>
                    <text:list-item>
                      <text:p text:style-name="P36">is_Trailing ==&gt; true</text:p>
                    </text:list-item>
                    <text:list-item>
                      <text:p text:style-name="P36">set ==&gt; val : $statusOf_For_Loop_Execution --&gt; j3-3 : Y : 1</text:p>
                    </text:list-item>
                    <text:list-item>
                      <text:p text:style-name="P36"><text:soft-page-break/>breaking... (coding not yet)</text:p>
                    </text:list-item>
                    <text:list-item>
                      <text:p text:style-name="P36">(for)(step : X : 1) returning...</text:p>
                    </text:list-item>
                    <text:list-item>
                      <text:p text:style-name="P36">[FxTestController.php : 2930] (while)(step : 2 : 2) post for-loop</text:p>
                    </text:list-item>
                    <text:list-item>
                      <text:p text:style-name="P36">for-loop ended with ==&gt; $statusOf_For_Loop_Execution = j3-3 : Y : 1</text:p>
                      <text:list>
                        <text:list-item>
                          <text:p text:style-name="P36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6">FOUND</text:p>
                  <text:list>
                    <text:list-item>
                      <text:p text:style-name="P36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1 : tasks-30 (sheet) </text:p>
          <text:list>
            <text:list-item>
              <text:list>
                <text:list-item>
                  <text:p text:style-name="P36">//next:20200710_125950:n (post for-loop)</text:p>
                </text:list-item>
                <text:list-item>
                  <text:p text:style-name="P36">==&gt; </text:p>
                </text:list-item>
                <text:list-item>
                  <text:p text:style-name="P36">“j3-3 : Y : 1” (trailing starts)</text:p>
                </text:list-item>
                <text:list-item>
                  <text:p text:style-name="P36">curently ==&gt; trailing start → then, for-loop breaking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</text:p>
                  <text:list>
                    <text:list-item>
                      <text:p text:style-name="P36">follow chart</text:p>
                      <text:list>
                        <text:list-item>
                          <text:p text:style-name="P36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6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follow chart : j5 (j4 : “not within”) </text:p>
                      <text:list>
                        <text:list-item>
                          <text:p text:style-name="P36">“j1 : Y : 4” ==&gt; judge_Bar_SL_TP_Trail__BUY</text:p>
                          <text:list>
                            <text:list-item>
                              <text:p text:style-name="P36">=&gt; what return vals ?</text:p>
                            </text:list-item>
                            <text:list-item>
                              <text:p text:style-name="P36"><text:soft-page-break/>===&gt; </text:p>
                            </text:list-item>
                          </text:list>
                        </text:list-item>
                        <text:list-item>
                          <text:p text:style-name="P36">j4 &gt; 0 : 1 &gt; N (not within) &gt; </text:p>
                        </text:list-item>
                        <text:list-item>
                          <text:p text:style-name="P36">j5.1 : choice-1(Trail)</text:p>
                        </text:list-item>
                        <text:list-item>
                          <text:p text:style-name="P36">j5.1-2(SL)</text:p>
                        </text:list-item>
                        <text:list-item>
                          <text:p text:style-name="P36">j5.1-3(TP)</text:p>
                          <text:list>
                            <text:list-item>
                              <text:p text:style-name="P36">=&gt; in the log file ?</text:p>
                            </text:list-item>
                            <text:list-item>
                              <text:p text:style-name="P36">==&gt; YES</text:p>
                            </text:list-item>
                          </text:list>
                        </text:list-item>
                        <text:list-item>
                          <text:p text:style-name="P36">j5 : others</text:p>
                        </text:list-item>
                      </text:list>
                    </text:list-item>
                    <text:list-item>
                      <text:p text:style-name="P36">review code : j5.1 : choice-1(Trail)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</text:p>
          <text:list>
            <text:list-item>
              <text:list>
                <text:list-item>
                  <text:p text:style-name="P98">loc in BB ==&gt; 5 prev ones before the starting bar</text:p>
                </text:list-item>
              </text:list>
            </text:list-item>
          </text:list>
        </text:list-item>
        <text:list-item>
          <text:p text:style-name="P98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221190544196671980" text:style-name="L8"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3">[/ XXX] 20200711_151633</text:span></text:p>
      <text:p text:style-name="P9"/>
      <text:p text:style-name="P12"/>
      <text:p text:style-name="P9"><text:span text:style-name="T12">10.2.2_43</text:span>---------------------------------------------------------------------------</text:p>
      <text:p text:style-name="P17">[44] res free# JVEMV6 44#10.2.2_XX / 44. currency / 10. prog-php / 2. tester / 2. <text:s/>tester_1__V2 / 20200712_122920</text:p>
      <text:p text:style-name="P9"/>
      <text:p text:style-name="P9">[do] <text:span text:style-name="T1">#_ </text:span></text:p>
      <text:list xml:id="list2799200554048049663" text:style-name="L9">
        <text:list-item>
          <text:p text:style-name="P38">REVIEW </text:p>
        </text:list-item>
        <text:list-item>
          <text:p text:style-name="P38">TASK : tasks-30 (sheet) </text:p>
          <text:list>
            <text:list-item>
              <text:list>
                <text:list-item>
                  <text:p text:style-name="P38">//next:20200710_125950:n (post for-loop)</text:p>
                </text:list-item>
                <text:list-item>
                  <text:p text:style-name="P38">==&gt; (in for-loop)<text:tab/>//mark:20200711_145904:m</text:p>
                </text:list-item>
                <text:list-item>
                  <text:p text:style-name="P38">“j3-3 : Y : 1” (trailing starts)</text:p>
                </text:list-item>
                <text:list-item>
                  <text:p text:style-name="P38">curently ==&gt; trailing start → then, for-loop breaking</text:p>
                </text:list-item>
                <text:list-item>
                  <text:p text:style-name="P38">//ref:20200711_151408:r<text:tab/><text:tab/>==&gt; j5.1 : choice-1(Trail)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review : “(step : 2 : j2 : choice-1 : j3-3 : N : 1)”</text:p>
                  <text:list>
                    <text:list-item>
                      <text:p text:style-name="P38">=&gt; in log file ?</text:p>
                    </text:list-item>
                    <text:list-item>
                      <text:p text:style-name="P38">==&gt; YES : 32 hits</text:p>
                    </text:list-item>
                  </text:list>
                </text:list-item>
                <text:list-item>
                  <text:p text:style-name="P38">review : “j5.1-1 : Y” (when position taken)</text:p>
                  <text:list>
                    <text:list-item>
                      <text:p text:style-name="P38">=&gt; what is done in this section?</text:p>
                    </text:list-item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<text:soft-page-break/>C/P : “step : 2 : j5.1-1 : Y : 2” </text:p>
                      <text:list>
                        <text:list-item>
                          <text:p text:style-name="P38">//mark:20200711_145904:m</text:p>
                        </text:list-item>
                      </text:list>
                    </text:list-item>
                    <text:list-item>
                      <text:p text:style-name="P38">edit</text:p>
                      <text:list>
                        <text:list-item>
                          <text:p text:style-name="P38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&gt; search “(for)(step : 2 : j2 : choice-1 : j3-3 : Y : 2)”</text:p>
                    </text:list-item>
                    <text:list-item>
                      <text:p text:style-name="P38">===&gt; OK </text:p>
                    </text:list-item>
                  </text:list>
                </text:list-item>
              </text:list>
            </text:list-item>
            <text:list-item>
              <text:p text:style-name="P38">T-1.2 : </text:p>
              <text:list>
                <text:list-item>
                  <text:list>
                    <text:list-item>
                      <text:p text:style-name="P38">//mark:20200712_130059:m</text:p>
                    </text:list-item>
                    <text:list-item>
                      <text:p text:style-name="P38">ref : //code:20200621_121020:c</text:p>
                    </text:list-item>
                  </text:list>
                </text:list-item>
                <text:list-item>
                  <text:p text:style-name="P38">CODE : “$statusOf_For_Loop_Execution__J3bar3_Y3”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80">loc in BB ==&gt; 5 prev ones before the starting bar</text:p>
                </text:list-item>
              </text:list>
            </text:list-item>
          </text:list>
        </text:list-item>
        <text:list-item>
          <text:p text:style-name="P80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4860076613629606932" text:style-name="L10">
        <text:list-item>
          <text:p text:style-name="P39">TASK</text:p>
          <text:list>
            <text:list-item>
              <text:p text:style-name="P39">“j3-3 : Y : 4” ==&gt; continue</text:p>
            </text:list-item>
            <text:list-item>
              <text:p text:style-name="P39">//next:20200712_130832:n (for-loop)</text:p>
            </text:list-item>
            <text:list-item>
              <text:p text:style-name="P39">//next:20200710_125950:n (post for-loop)</text:p>
            </text:list-item>
          </text:list>
        </text:list-item>
        <text:list-item>
          <text:p text:style-name="P39">TASK-2</text:p>
          <text:list>
            <text:list-item>
              <text:list>
                <text:list-item>
                  <text:p text:style-name="P81">loc in BB ==&gt; 5 prev ones before the starting bar</text:p>
                </text:list-item>
              </text:list>
            </text:list-item>
          </text:list>
        </text:list-item>
        <text:list-item>
          <text:p text:style-name="P81">TASK : SL, TP の設定（$sumOf_Plus, $sumOf_Minus ==&gt; 最<text:soft-page-break/>大に近くなる値の組み合わせ）　=&gt;　他の期間のデータでも</text:p>
        </text:list-item>
      </text:list>
      <text:p text:style-name="P9">[further]</text:p>
      <text:p text:style-name="P9"><text:line-break/><text:span text:style-name="T13">[/ XXX] 20200712_130924</text:span></text:p>
      <text:p text:style-name="P9"/>
      <text:p text:style-name="P12"/>
      <text:p text:style-name="P9"><text:span text:style-name="T12">10.2.2_44</text:span>---------------------------------------------------------------------------</text:p>
      <text:p text:style-name="P17">[45] res free# JVEMV6 44#10.2.2_XX / 44. currency / 10. prog-php / 2. tester / 2. <text:s/>tester_1__V2 / XXX</text:p>
      <text:p text:style-name="P9"/>
      <text:p text:style-name="P9">[do] <text:span text:style-name="T1">#_ </text:span></text:p>
      <text:list xml:id="list373648991348785104" text:style-name="L11">
        <text:list-item>
          <text:p text:style-name="P40">REVIEW </text:p>
        </text:list-item>
        <text:list-item>
          <text:p text:style-name="P40"><text:span text:style-name="T1">#_ </text:span>TASK-1</text:p>
          <text:list>
            <text:list-item>
              <text:list>
                <text:list-item>
                  <text:p text:style-name="P40">“j3-3 : Y : 4” ==&gt; continue</text:p>
                  <text:list>
                    <text:list-item>
                      <text:p text:style-name="P40">//ref:20200713_134506:r</text:p>
                    </text:list-item>
                  </text:list>
                </text:list-item>
                <text:list-item>
                  <text:p text:style-name="P40">//next:20200712_130832:n (for-loop)</text:p>
                </text:list-item>
                <text:list-item>
                  <text:p text:style-name="P40">//next:20200710_125950:n (post for-loop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CODE </text:p>
                </text:list-item>
                <text:list-item>
                  <text:p text:style-name="P40">TEST</text:p>
                  <text:list>
                    <text:list-item>
                      <text:p text:style-name="P40">=&gt; search “(for)(step : 2 : j2 : choice-1 : j3-3 : Y : 4)”</text:p>
                    </text:list-item>
                    <text:list-item>
                      <text:p text:style-name="P40">===&gt; OK</text:p>
                    </text:list-item>
                    <text:list-item>
                      <text:p text:style-name="P40">=&gt; s: “statusOf_For_Loop_Execution =&gt; ”</text:p>
                      <text:list>
                        <text:list-item>
                          <text:p text:style-name="P40">===&gt; total : 41 / “j5.1-3(TP)” : 35 / “j3-1 : 2 : Y : 1” : 6 (==&gt; SL)</text:p>
                        </text:list-item>
                        <text:list-item>
                          <text:p text:style-name="P40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dummy setting ==&gt; “TP” → restore</text:p>
          <text:list>
            <text:list-item>
              <text:list>
                <text:list-item>
                  <text:p text:style-name="P40">//debug:20200707_162540:d</text:p>
                </text:list-item>
              </text:list>
            </text:list-item>
            <text:list-item>
              <text:p text:style-name="P40">T-2.1</text:p>
              <text:list>
                <text:list-item>
                  <text:p text:style-name="P40"><text:span text:style-name="T1">#_ </text:span>CODE</text:p>
                  <text:list>
                    <text:list-item>
                      <text:p text:style-name="P40">comment out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=&gt; OK</text:p>
                    </text:list-item>
                    <text:list-item>
                      <text:p text:style-name="P40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21468622815019539" text:style-name="L12">
        <text:list-item>
          <text:p text:style-name="P41">TASK : TASKS-33</text:p>
          <text:list>
            <text:list-item>
              <text:p text:style-name="P41">ISSUE ==&gt; first loop in for-loop → SL bars ~~&gt; not appended to list of $pos</text:p>
            </text:list-item>
            <text:list-item>
              <text:p text:style-name="P41">//next:20200710_125950:n</text:p>
            </text:list-item>
          </text:list>
        </text:list-item>
      </text:list>
      <text:p text:style-name="P9">[further]</text:p>
      <text:p text:style-name="P9"><text:line-break/><text:span text:style-name="T13">[/ XXX] 20200713_140750</text:span></text:p>
      <text:p text:style-name="P9"/>
      <text:p text:style-name="P12"/>
      <text:p text:style-name="P9"><text:span text:style-name="T12">10.2.2_45</text:span>---------------------------------------------------------------------------</text:p>
      <text:p text:style-name="P17">[46] res free# JVEMV6 44#10.2.2_XX / 44. currency / 10. prog-php / 2. tester / 2. <text:s/>tester_1__V2 / XXX</text:p>
      <text:p text:style-name="P9"/>
      <text:p text:style-name="P9"><text:soft-page-break/>[do] <text:span text:style-name="T1">#_ </text:span></text:p>
      <text:list xml:id="list560875248496680051" text:style-name="L13">
        <text:list-item>
          <text:p text:style-name="P42">REVIEW </text:p>
        </text:list-item>
        <text:list-item>
          <text:p text:style-name="P42">TASK : TASKS-33</text:p>
          <text:list>
            <text:list-item>
              <text:list>
                <text:list-item>
                  <text:p text:style-name="P42">ISSUE ==&gt; first loop in for-loop → SL bars ~~&gt; not appended to list of $pos</text:p>
                </text:list-item>
                <text:list-item>
                  <text:p text:style-name="P42">//next:20200710_125950:n</text:p>
                </text:list-item>
              </text:list>
            </text:list-item>
            <text:list-item>
              <text:p text:style-name="P42"><text:span text:style-name="T1">#_ </text:span>T-1.1</text:p>
              <text:list>
                <text:list-item>
                  <text:p text:style-name="P42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82">==&gt; //next:20200610_122943:n</text:p>
                    </text:list-item>
                    <text:list-item>
                      <text:p text:style-name="P82">CONS::$statusOf_For_Loop_Execution__J3bar1_Y1</text:p>
                    </text:list-item>
                  </text:list>
                </text:list-item>
                <text:list-item>
                  <text:p text:style-name="P42">CODE</text:p>
                </text:list-item>
                <text:list-item>
                  <text:p text:style-name="P42">TEST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  <text:list-item>
              <text:p text:style-name="P42">T-1.2 : while-loop ops</text:p>
              <text:list>
                <text:list-item>
                  <text:p text:style-name="P42"><text:span text:style-name="T1">#_ </text:span>CODE : //code:20200714_155353:</text:p>
                  <text:list>
                    <text:list-item>
                      <text:p text:style-name="P42">==&gt; $pos → set exit status</text:p>
                    </text:list-item>
                  </text:list>
                </text:list-item>
                <text:list-item>
                  <text:p text:style-name="P42"><text:span text:style-name="T1">#_ </text:span>CODE : new if-branch</text:p>
                  <text:list>
                    <text:list-item>
                      <text:p text:style-name="P42">//code:20200714_1558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76184790481827390" text:style-name="L14">
        <text:list-item>
          <text:p text:style-name="P43">TASK : TASKS-34</text:p>
          <text:list>
            <text:list-item>
              <text:p text:style-name="P43">“list-of-pos.dat” file ==&gt; new column</text:p>
            </text:list-item>
            <text:list-item>
              <text:p text:style-name="P43"><text:s/>==&gt; according to SL,TP → show gain/loss</text:p>
            </text:list-item>
            <text:list-item>
              <text:p text:style-name="P43">//_20200701_154609:caller (func)</text:p>
            </text:list-item>
            <text:list-item>
              <text:p text:style-name="P43"><text:soft-page-break/>//code:20200708_151919:c (caller)</text:p>
            </text:list-item>
          </text:list>
        </text:list-item>
      </text:list>
      <text:p text:style-name="P9">[further]</text:p>
      <text:p text:style-name="P9"><text:line-break/><text:span text:style-name="T13">[/ XXX] 20200714_160524</text:span></text:p>
      <text:p text:style-name="P9"/>
      <text:p text:style-name="P12"/>
      <text:p text:style-name="P9"><text:span text:style-name="T12">10.2.2_45</text:span>---------------------------------------------------------------------------</text:p>
      <text:p text:style-name="P17">[46] res free# JVEMV6 44#10.2.2_XX / 44. currency / 10. prog-php / 2. tester / 2. <text:s/>tester_1__V2 / 20200715_155246</text:p>
      <text:p text:style-name="P9"/>
      <text:p text:style-name="P9">[do] <text:span text:style-name="T1">#_ </text:span></text:p>
      <text:list xml:id="list4417498204141580338" text:style-name="L15">
        <text:list-item>
          <text:p text:style-name="P44">REVIEW </text:p>
        </text:list-item>
        <text:list-item>
          <text:p text:style-name="P44">SEG-1</text:p>
          <text:list>
            <text:list-item>
              <text:list>
                <text:list-item>
                  <text:p text:style-name="P44">“SL” ==&gt; when 1<text:span text:style-name="T15">st</text:span> bar →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</text:p>
                  <text:list>
                    <text:list-item>
                      <text:p text:style-name="P44">//code:20200715_155538:c</text:p>
                    </text:list-item>
                    <text:list-item>
                      <text:p text:style-name="P44">new cons ==&gt; CONS::$strOf_Exit_Status_Pos__SL_1st_Bar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TASKS-35</text:p>
                  <text:list>
                    <text:list-item>
                      <text:p text:style-name="P44">“step : 2 : j2 : choice-1 : j3-2 : 1”</text:p>
                    </text:list-item>
                    <text:list-item>
                      <text:p text:style-name="P44"><text:s/>==&gt; 1st bar, TP</text:p>
                    </text:list-item>
                  </text:list>
                </text:list-item>
                <text:list-item>
                  <text:p text:style-name="P44"><text:soft-page-break/>//mark:20200715_160308:m</text:p>
                </text:list-item>
                <text:list-item>
                  <text:p text:style-name="P44">ref ==&gt; //ref:20200715_160558:r</text:p>
                </text:list-item>
              </text:list>
            </text:list-item>
            <text:list-item>
              <text:p text:style-name="P44">S-2.1</text:p>
              <text:list>
                <text:list-item>
                  <text:p text:style-name="P44"><text:span text:style-name="T1">#_ </text:span>CODE : “set ==&gt; status”</text:p>
                  <text:list>
                    <text:list-item>
                      <text:p text:style-name="P44">//code:20200613_145831:c</text:p>
                    </text:list-item>
                  </text:list>
                </text:list-item>
                <text:list-item>
                  <text:p text:style-name="P44"><text:span text:style-name="T1">#_ </text:span>CODE : set ==&gt; $pos status</text:p>
                  <text:list>
                    <text:list-item>
                      <text:p text:style-name="P44">//code:20200715_161215:c</text:p>
                    </text:list-item>
                  </text:list>
                </text:list-item>
                <text:list-item>
                  <text:p text:style-name="P44"><text:span text:style-name="T1">#_ </text:span>CODE : set ==&gt; if-choice ~~&gt; dummy</text:p>
                  <text:list>
                    <text:list-item>
                      <text:p text:style-name="P44">//test:dummy:20200715_161548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90">S-2.2</text:p>
              <text:list>
                <text:list-item>
                  <text:list>
                    <text:list-item>
                      <text:p text:style-name="P90">post for-loop ==&gt; append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/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 : TASKS-34</text:p>
          <text:list>
            <text:list-item>
              <text:p text:style-name="P90">“list-of-pos.dat” file ==&gt; new column</text:p>
            </text:list-item>
            <text:list-item>
              <text:p text:style-name="P90"><text:s/>==&gt; according to SL,TP → show gain/loss</text:p>
            </text:list-item>
            <text:list-item>
              <text:p text:style-name="P90">//_20200701_154609:caller (func)</text:p>
            </text:list-item>
            <text:list-item>
              <text:p text:style-name="P90">//code:20200708_151919:c (caller)</text:p>
            </text:list-item>
          </text:list>
        </text:list-item>
      </text:list>
      <text:p text:style-name="P9"/>
      <text:p text:style-name="P9">[next]</text:p>
      <text:list xml:id="list2251680302184720411" text:style-name="L16">
        <text:list-item>
          <text:p text:style-name="P45">TASK : this ==&gt; SEG-2 : S-2.2</text:p>
          <text:list>
            <text:list-item>
              <text:p text:style-name="P45">//next:20200715_162421:n</text:p>
              <text:list>
                <text:list-item>
                  <text:list>
                    <text:list-item>
                      <text:p text:style-name="P45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 : TASKS-34</text:p>
          <text:list>
            <text:list-item>
              <text:p text:style-name="P45"><text:soft-page-break/>“list-of-pos.dat” file ==&gt; new column</text:p>
            </text:list-item>
            <text:list-item>
              <text:p text:style-name="P45"><text:s/>==&gt; according to SL,TP → show gain/loss</text:p>
            </text:list-item>
            <text:list-item>
              <text:p text:style-name="P45">//_20200701_154609:caller (func)</text:p>
            </text:list-item>
            <text:list-item>
              <text:p text:style-name="P45">//code:20200708_151919:c (caller)</text:p>
            </text:list-item>
          </text:list>
        </text:list-item>
      </text:list>
      <text:p text:style-name="P9">[further]</text:p>
      <text:p text:style-name="P9"><text:line-break/><text:span text:style-name="T13">[/ XXX] 20200715_162534</text:span></text:p>
      <text:p text:style-name="P9"/>
      <text:p text:style-name="P12"/>
      <text:p text:style-name="P9"><text:span text:style-name="T12">10.2.2_46</text:span>---------------------------------------------------------------------------</text:p>
      <text:p text:style-name="P17">[47] res free# JVEMV6 44#10.2.2_XX / 44. currency / 10. prog-php / 2. tester / 2. <text:s/>tester_1__V2 / 20200718_130531</text:p>
      <text:p text:style-name="P9"/>
      <text:p text:style-name="P9">[do] <text:span text:style-name="T1">#_ </text:span></text:p>
      <text:list xml:id="list4331901971996192044" text:style-name="L17">
        <text:list-item>
          <text:p text:style-name="P46">REVIEW </text:p>
        </text:list-item>
        <text:list-item>
          <text:p text:style-name="P46"><text:span text:style-name="T1">#_ </text:span>TASK-1 : this ==&gt; SEG-2 : S-2.2</text:p>
          <text:list>
            <text:list-item>
              <text:list>
                <text:list-item>
                  <text:p text:style-name="P46">//next:20200715_162421:n</text:p>
                  <text:list>
                    <text:list-item>
                      <text:p text:style-name="P46">post for-loop ==&gt; append (TP.1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E</text:p>
                  <text:list>
                    <text:list-item>
                      <text:p text:style-name="P46">new cons</text:p>
                    </text:list-item>
                    <text:list-item>
                      <text:p text:style-name="P46">DUP : if-choice → “$statusOf_For_Loop_Execution__J3bar1_Y2”</text:p>
                    </text:list-item>
                    <text:list-item>
                      <text:p text:style-name="P46">step label ==&gt; replace</text:p>
                    </text:list-item>
                    <text:list-item>
                      <text:p text:style-name="P46">change ==&gt; message string : <text:soft-page-break/>//code:20200718_131156:c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1">#_ </text:span>SEG-1 : roll back → “TP.1” setting</text:p>
          <text:list>
            <text:list-item>
              <text:p text:style-name="P46">S-1.1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  <text:list>
                        <text:list-item>
                          <text:p text:style-name="P46">“no<text:tab/>st_idx” → “41<text:tab/>40”</text:p>
                        </text:list-item>
                        <text:list-item>
                          <text:p text:style-name="P46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TASKS-34 </text:p>
          <text:list>
            <text:list-item>
              <text:list>
                <text:list-item>
                  <text:p text:style-name="P46">“list-of-pos.dat” file ==&gt; new column</text:p>
                </text:list-item>
                <text:list-item>
                  <text:p text:style-name="P46"><text:s/>==&gt; according to SL,TP → show gain/loss</text:p>
                </text:list-item>
                <text:list-item>
                  <text:p text:style-name="P46">//_20200701_154609:caller (func)</text:p>
                </text:list-item>
                <text:list-item>
                  <text:p text:style-name="P46">//code:20200708_151919:c (caller)</text:p>
                </text:list-item>
              </text:list>
            </text:list-item>
            <text:list-item>
              <text:p text:style-name="P46">T-2.1 : add column → “gain/loss”</text:p>
              <text:list>
                <text:list-item>
                  <text:p text:style-name="P46"><text:span text:style-name="T1">#_ </text:span>CODE : “step : 3 : 2 : 2 : 5” → column</text:p>
                  <text:list>
                    <text:list-item>
                      <text:p text:style-name="P46">//code: 20200718_132830:c</text:p>
                    </text:list-item>
                  </text:list>
                </text:list-item>
                <text:list-item>
                  <text:p text:style-name="P46"><text:span text:style-name="T1">#_ </text:span>CODE : data</text:p>
                  <text:list>
                    <text:list-item>
                      <text:p text:style-name="P46">//code:20200718_133041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270785604957933366" text:style-name="L18">
        <text:list-item>
          <text:p text:style-name="P47">TASK : TASKS-34 → with “TP”</text:p>
          <text:list>
            <text:list-item>
              <text:p text:style-name="P47">//next:20200718_134240:n</text:p>
            </text:list-item>
          </text:list>
        </text:list-item>
      </text:list>
      <text:p text:style-name="P9">[further]</text:p>
      <text:p text:style-name="P9"><text:soft-page-break/><text:line-break/><text:span text:style-name="T13">[/ XXX] 20200718_134253</text:span></text:p>
      <text:p text:style-name="P9"/>
      <text:p text:style-name="P12"/>
      <text:p text:style-name="P9"><text:span text:style-name="T12">10.2.2_47</text:span>---------------------------------------------------------------------------</text:p>
      <text:p text:style-name="P17">[48] res free# JVEMV6 44#10.2.2_XX / 44. currency / 10. prog-php / 2. tester / 2. <text:s/>tester_1__V2 / 20200719_113635</text:p>
      <text:p text:style-name="P9"/>
      <text:p text:style-name="P9">[do] <text:span text:style-name="T1">#_ </text:span></text:p>
      <text:list xml:id="list2855257116927193194" text:style-name="L19">
        <text:list-item>
          <text:p text:style-name="P48">REVIEW </text:p>
        </text:list-item>
        <text:list-item>
          <text:p text:style-name="P48"><text:span text:style-name="T1">#_ </text:span>SEG-1 : calc “SL – st_pr”</text:p>
          <text:list>
            <text:list-item>
              <text:list>
                <text:list-item>
                  <text:p text:style-name="P48">also with “SL.1”</text:p>
                </text:list-item>
              </text:list>
            </text:list-item>
            <text:list-item>
              <text:p text:style-name="P48">S-1.1</text:p>
              <text:list>
                <text:list-item>
                  <text:p text:style-name="P48">CODE : //code:20200719_114227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#_ </text:span>TASK : TASKS-34 → with “TP”</text:p>
          <text:list>
            <text:list-item>
              <text:list>
                <text:list-item>
                  <text:p text:style-name="P48">//next:20200718_134240:n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//next:20200718_134240:n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SEG-2</text:p>
          <text:list>
            <text:list-item>
              <text:list>
                <text:list-item>
                  <text:p text:style-name="P48">“ext_pr” ==&gt; set val in for-loop</text:p>
                </text:list-item>
                <text:list-item>
                  <text:p text:style-name="P48">SL / SL.1 / TP / TP.1</text:p>
                </text:list-item>
              </text:list>
            </text:list-item>
            <text:list-item>
              <text:p text:style-name="P48"><text:soft-page-break/>S-2.1 : in “list-of-pos.(XXX).dat” ==&gt; add column</text:p>
              <text:list>
                <text:list-item>
                  <text:p text:style-name="P48"><text:span text:style-name="T1">#_ </text:span>CODE : column </text:p>
                  <text:list>
                    <text:list-item>
                      <text:p text:style-name="P48">//code:20200719_120044:c</text:p>
                    </text:list-item>
                  </text:list>
                </text:list-item>
                <text:list-item>
                  <text:p text:style-name="P48"><text:span text:style-name="T1">#_ </text:span>CODE : data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S-2.2 : SL</text:p>
              <text:list>
                <text:list-item>
                  <text:p text:style-name="P48"><text:span text:style-name="T1">#_ </text:span>CODE : //code:20200719_120552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2.3 : SL.1 </text:p>
              <text:list>
                <text:list-item>
                  <text:p text:style-name="P48"><text:span text:style-name="T1">#_ </text:span>CODE : //code:20200719_121553:c (for-loop)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99">S-2.4 : TP</text:p>
              <text:list>
                <text:list-item>
                  <text:p text:style-name="P99">CODE</text:p>
                </text:list-item>
                <text:list-item>
                  <text:p text:style-name="P99">TEST ==&gt; </text:p>
                </text:list-item>
              </text:list>
            </text:list-item>
            <text:list-item>
              <text:p text:style-name="P99">S-2.5 : TP.1</text:p>
              <text:list>
                <text:list-item>
                  <text:p text:style-name="P99">CODE</text:p>
                </text:list-item>
                <text:list-item>
                  <text:p text:style-name="P99">TEST ==&gt; 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25754431141993563" text:style-name="L20">
        <text:list-item>
          <text:p text:style-name="P49">SEG</text:p>
          <text:list>
            <text:list-item>
              <text:list>
                <text:list-item>
                  <text:p text:style-name="P49">“ext_pr” ==&gt; set val in for-loop</text:p>
                </text:list-item>
              </text:list>
            </text:list-item>
            <text:list-item>
              <text:p text:style-name="P49">S-2.4 : TP</text:p>
              <text:list>
                <text:list-item>
                  <text:p text:style-name="P49">CODE : //next:20200719_123242:n</text:p>
                </text:list-item>
                <text:list-item>
                  <text:p text:style-name="P49">TEST ==&gt; </text:p>
                </text:list-item>
              </text:list>
            </text:list-item>
            <text:list-item>
              <text:p text:style-name="P49"><text:soft-page-break/>S-2.5 : TP.1</text:p>
              <text:list>
                <text:list-item>
                  <text:p text:style-name="P49">CODE</text:p>
                </text:list-item>
                <text:list-item>
                  <text:p text:style-name="P49">TEST ==&gt; </text:p>
                </text:list-item>
              </text:list>
            </text:list-item>
          </text:list>
        </text:list-item>
        <text:list-item>
          <text:p text:style-name="P49">TASK : TASKS-37</text:p>
        </text:list-item>
      </text:list>
      <text:p text:style-name="P9">[further]</text:p>
      <text:p text:style-name="P9"><text:line-break/><text:span text:style-name="T13">[/ XXX] 20200719_123034</text:span></text:p>
      <text:p text:style-name="P9"/>
      <text:p text:style-name="P12"/>
      <text:p text:style-name="P9"><text:span text:style-name="T12">10.2.2_48</text:span>---------------------------------------------------------------------------</text:p>
      <text:p text:style-name="P17">[49] res free# JVEMV6 44#10.2.2_XX / 44. currency / 10. prog-php / 2. tester / 2. <text:s/>tester_1__V2 / 20200720_112247</text:p>
      <text:p text:style-name="P9"/>
      <text:p text:style-name="P9">[do] <text:span text:style-name="T1">#_ </text:span></text:p>
      <text:list xml:id="list3309699193537206454" text:style-name="L21">
        <text:list-item>
          <text:p text:style-name="P50">REVIEW </text:p>
        </text:list-item>
        <text:list-item>
          <text:p text:style-name="P50">SEG</text:p>
          <text:list>
            <text:list-item>
              <text:list>
                <text:list-item>
                  <text:p text:style-name="P50">“ext_pr” ==&gt; set val in for-loop</text:p>
                </text:list-item>
              </text:list>
            </text:list-item>
            <text:list-item>
              <text:p text:style-name="P50"><text:span text:style-name="T1">#_ </text:span>S-2.4 : TP</text:p>
              <text:list>
                <text:list-item>
                  <text:p text:style-name="P50"><text:span text:style-name="T1">#_ </text:span>CODE : //next:20200719_123242:n</text:p>
                  <text:list>
                    <text:list-item>
                      <text:p text:style-name="P50">ref : //code:20200719_120552:c</text:p>
                    </text:list-item>
                  </text:list>
                </text:list-item>
                <text:list-item>
                  <text:p text:style-name="P50">TEST ==&gt; OK </text:p>
                </text:list-item>
              </text:list>
            </text:list-item>
            <text:list-item>
              <text:p text:style-name="P50">S-2.5 : TP.1 </text:p>
              <text:list>
                <text:list-item>
                  <text:p text:style-name="P50"><text:span text:style-name="T1">#_ </text:span>CODE : //test:dummy:20200715_161548</text:p>
                </text:list-item>
                <text:list-item>
                  <text:p text:style-name="P50"><text:span text:style-name="T1">#_ </text:span>TEST ==&gt; OK</text:p>
                </text:list-item>
                <text:list-item>
                  <text:p text:style-name="P50"><text:span text:style-name="T1">#_ </text:span>CODE : //code:20200720_113108:c </text:p>
                  <text:list>
                    <text:list-item>
                      <text:p text:style-name="P50"><text:soft-page-break/>C/P ==&gt; ref : //next:20200719_123242:n</text:p>
                    </text:list-item>
                  </text:list>
                </text:list-item>
                <text:list-item>
                  <text:p text:style-name="P50">TEST ==&gt; OK </text:p>
                </text:list-item>
                <text:list-item>
                  <text:p text:style-name="P50">CODE : “dummy” ==&gt; roll back</text:p>
                  <text:list>
                    <text:list-item>
                      <text:p text:style-name="P50">“dummy” ==&gt; c/o</text:p>
                    </text:list-item>
                    <text:list-item>
                      <text:p text:style-name="P50">if-condition ==&gt; c/i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<text:span text:style-name="T1">#_ </text:span>SEG-2</text:p>
          <text:list>
            <text:list-item>
              <text:list>
                <text:list-item>
                  <text:p text:style-name="P50">“gain/loss” ==&gt; calc → use $pos-&gt;ext price</text:p>
                </text:list-item>
              </text:list>
            </text:list-item>
            <text:list-item>
              <text:p text:style-name="P50"><text:span text:style-name="T1">#_ </text:span>S-2.1 </text:p>
              <text:list>
                <text:list-item>
                  <text:p text:style-name="P50"><text:span text:style-name="T1">#_ </text:span>CODE : //code:20200720_114122:c</text:p>
                </text:list-item>
                <text:list-item>
                  <text:p text:style-name="P50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50">==&gt; log_JVE_44_10_2.2.[session-34~].ods / sheet : 3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EG-3</text:p>
          <text:list>
            <text:list-item>
              <text:list>
                <text:list-item>
                  <text:p text:style-name="P50">“pos.ext_pr” ==&gt; new column → “BB.loc”</text:p>
                </text:list-item>
              </text:list>
            </text:list-item>
            <text:list-item>
              <text:p text:style-name="P50">S-3.1 </text:p>
              <text:list>
                <text:list-item>
                  <text:p text:style-name="P50">CODE : header</text:p>
                  <text:list>
                    <text:list-item>
                      <text:p text:style-name="P50">//next:20200701_163805:n</text:p>
                    </text:list-item>
                  </text:list>
                </text:list-item>
                <text:list-item>
                  <text:p text:style-name="P50">CODE : data</text:p>
                  <text:list>
                    <text:list-item>
                      <text:p text:style-name="P50">//code:20200720_115512:c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==&gt; list-of-pos.(20200720_120011_947200).dat</text:p>
                    </text:list-item>
                    <text:list-item>
                      <text:p text:style-name="P50">validate</text:p>
                      <text:list>
                        <text:list-item>
                          <text:p text:style-name="P50">“2020.05.13 00:10”<text:tab/>Z5<text:tab/>==&gt; OK</text:p>
                          <text:list>
                            <text:list-item>
                              <text:p text:style-name="P50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50">69.394<text:tab/>Z3<text:tab/>2020.05.13 02:35 ==&gt; OK</text:p>
                          <text:list>
                            <text:list-item>
                              <text:p text:style-name="P50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SEG-4</text:p>
          <text:list>
            <text:list-item>
              <text:list>
                <text:list-item>
                  <text:p text:style-name="P91">obs-1 : graph gen, sort by → gain/loss ~ start-BB.loc</text:p>
                </text:list-item>
              </text:list>
            </text:list-item>
          </text:list>
        </text:list-item>
        <text:list-item>
          <text:p text:style-name="P91">SEG-5</text:p>
          <text:list>
            <text:list-item>
              <text:list>
                <text:list-item>
                  <text:p text:style-name="P91">obs-1 : while-loop max ==&gt; 80</text:p>
                </text:list-item>
              </text:list>
            </text:list-item>
          </text:list>
        </text:list-item>
        <text:list-item>
          <text:p text:style-name="P91">TASK-1 : TASKS-37 </text:p>
        </text:list-item>
      </text:list>
      <text:p text:style-name="P9"/>
      <text:p text:style-name="P9">[next]</text:p>
      <text:list xml:id="list2952495377528382501" text:style-name="L22">
        <text:list-item>
          <text:p text:style-name="P51">SEG-4</text:p>
          <text:list>
            <text:list-item>
              <text:list>
                <text:list-item>
                  <text:p text:style-name="P51">obs-1 : graph gen, sort by → gain/loss ~ start-BB.loc</text:p>
                </text:list-item>
                <text:list-item>
                  <text:p text:style-name="P51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1">SEG-5</text:p>
          <text:list>
            <text:list-item>
              <text:list>
                <text:list-item>
                  <text:p text:style-name="P51">obs-1 : while-loop max ==&gt; 80</text:p>
                </text:list-item>
                <text:list-item>
                  <text:p text:style-name="P51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1">TASK-1 : TASKS-37 </text:p>
          <text:list>
            <text:list-item>
              <text:p text:style-name="P51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3">[/ XXX] 20200720_121539</text:span></text:p>
      <text:p text:style-name="P9"/>
      <text:p text:style-name="P12"/>
      <text:p text:style-name="P9"><text:span text:style-name="T12">10.2.2_49</text:span>---------------------------------------------------------------------------</text:p>
      <text:p text:style-name="P17">[50] res free# JVEMV6 44#10.2.2_XX / 44. currency / 10. prog-php / 2. tester / 2. <text:s/>tester_1__V2 / 20200721_122120</text:p>
      <text:p text:style-name="P9"/>
      <text:p text:style-name="P9">[do] <text:span text:style-name="T1">#_ </text:span></text:p>
      <text:list xml:id="list2580750773290706235" text:style-name="L23">
        <text:list-item>
          <text:p text:style-name="P52">REVIEW </text:p>
        </text:list-item>
        <text:list-item>
          <text:p text:style-name="P52"><text:span text:style-name="T1">#_ </text:span>SEG-1</text:p>
          <text:list>
            <text:list-item>
              <text:list>
                <text:list-item>
                  <text:p text:style-name="P52">obs-1 : graph gen, sort by → gain/loss ~ start-BB.loc</text:p>
                </text:list-item>
                <text:list-item>
                  <text:p text:style-name="P52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2">S-1.1 </text:p>
              <text:list>
                <text:list-item>
                  <text:p text:style-name="P52">prep : sheet ==&gt; log_JVE_44_10_2.2.[session-50~].ods / sheet : 1</text:p>
                </text:list-item>
                <text:list-item>
                  <text:p text:style-name="P52">sort : gain/loss ~ start-BB.loc</text:p>
                </text:list-item>
                <text:list-item>
                  <text:p text:style-name="P52">stats</text:p>
                  <text:list>
                    <text:list-item>
                      <text:p text:style-name="P52"><text:soft-page-break/>num of ==&gt; total / gain / loss</text:p>
                      <text:list>
                        <text:list-item>
                          <text:p text:style-name="P52">total=<text:tab/>41<text:tab/></text:p>
                        </text:list-item>
                        <text:list-item>
                          <text:p text:style-name="P52">loss=<text:tab/>16<text:tab/>39.0%</text:p>
                        </text:list-item>
                        <text:list-item>
                          <text:p text:style-name="P52">gain=<text:tab/>25<text:tab/>61.0%</text:p>
                        </text:list-item>
                      </text:list>
                    </text:list-item>
                    <text:list-item>
                      <text:p text:style-name="P52">num of cases according to ==&gt; BB.loc</text:p>
                      <text:list>
                        <text:list-item>
                          <text:p text:style-name="P52">losses</text:p>
                          <text:list>
                            <text:list-item>
                              <text:p text:style-name="P52">Z1 / Z2 / Z3 / Z4 / Z5 / Z6</text:p>
                            </text:list-item>
                            <text:list-item>
                              <text:p text:style-name="P52">2 / 4 / 3 / 1 / 5 / 1 / </text:p>
                            </text:list-item>
                          </text:list>
                        </text:list-item>
                        <text:list-item>
                          <text:p text:style-name="P52">of gains</text:p>
                          <text:list>
                            <text:list-item>
                              <text:p text:style-name="P52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loss-gain ratio (gain / total)</text:p>
                      <text:list>
                        <text:list-item>
                          <text:p text:style-name="P52">Z1 / Z2 / Z3 / Z4 / Z5 / Z6</text:p>
                        </text:list-item>
                        <text:list-item>
                          <text:p text:style-name="P52">0.00% / 33.33% / 66.67% / 88.89% / 61.54% / 50.00% / </text:p>
                        </text:list-item>
                        <text:list-item>
                          <text:p text:style-name="P52">more than 60 %</text:p>
                          <text:list>
                            <text:list-item>
                              <text:p text:style-name="P52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of gains</text:p>
                      <text:list>
                        <text:list-item>
                          <text:p text:style-name="P52">for each BB.loc ==&gt; avg gain volume</text:p>
                          <text:list>
                            <text:list-item>
                              <text:p text:style-name="P52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for each BB.loc</text:p>
                      <text:list>
                        <text:list-item>
                          <text:p text:style-name="P52">gain – loss</text:p>
                          <text:list>
                            <text:list-item>
                              <text:p text:style-name="P52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CONC</text:p>
                  <text:list>
                    <text:list-item>
                      <text:p text:style-name="P52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SEG-5 </text:p>
          <text:list>
            <text:list-item>
              <text:list>
                <text:list-item>
                  <text:p text:style-name="P92">obs-1 : while-loop max ==&gt; 80</text:p>
                </text:list-item>
                <text:list-item>
                  <text:p text:style-name="P92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92">TASK-1 : TASKS-37 </text:p>
          <text:list>
            <text:list-item>
              <text:p text:style-name="P92">fx_tester_T_1__Order_Buy__V2__Write_List_Of_Pos</text:p>
            </text:list-item>
          </text:list>
        </text:list-item>
      </text:list>
      <text:p text:style-name="P9"/>
      <text:p text:style-name="P9">[next]</text:p>
      <text:list xml:id="list7645168307715074717" text:style-name="L24">
        <text:list-item>
          <text:p text:style-name="P53">SEG-5 </text:p>
          <text:list>
            <text:list-item>
              <text:list>
                <text:list-item>
                  <text:p text:style-name="P53">obs-1 : while-loop max ==&gt; 80</text:p>
                </text:list-item>
                <text:list-item>
                  <text:p text:style-name="P53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3">TASK-1 : TASKS-37 </text:p>
          <text:list>
            <text:list-item>
              <text:p text:style-name="P53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3">[/ XXX] 20200721_132416</text:span></text:p>
      <text:p text:style-name="P22"/>
      <text:p text:style-name="P9"><text:span text:style-name="T12">10.2.2_50</text:span>---------------------------------------------------------------------------</text:p>
      <text:p text:style-name="P17">[51] res free# JVEMV6 44#10.2.2_XX / 44. currency / 10. prog-php / 2. tester / 2. <text:s/>tester_1__V2 / 20200722_162414</text:p>
      <text:p text:style-name="P9"/>
      <text:p text:style-name="P9">[do] <text:span text:style-name="T1">#_ </text:span></text:p>
      <text:list xml:id="list6930050909294708468" text:style-name="L25">
        <text:list-item>
          <text:p text:style-name="P54"><text:span text:style-name="T1">#_ </text:span>REVIEW </text:p>
          <text:list>
            <text:list-item>
              <text:p text:style-name="P54">log_JVE_44_10_2.2.[session-50~].ods</text:p>
            </text:list-item>
          </text:list>
        </text:list-item>
        <text:list-item>
          <text:p text:style-name="P54">SEG-1 </text:p>
          <text:list>
            <text:list-item>
              <text:list>
                <text:list-item>
                  <text:p text:style-name="P54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6808195" text:continue-numbering="true" text:style-name="L25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  <text:list-item>
              <text:p text:style-name="P54">S-1.1 : browse</text:p>
              <text:list>
                <text:list-item>
                  <text:p text:style-name="P54">gen log files</text:p>
                </text:list-item>
                <text:list-item>
                  <text:p text:style-name="P54">EXEC</text:p>
                  <text:p text:style-name="P54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4">==&gt; “no<text:tab/>st_idx”</text:p>
                      <text:list>
                        <text:list-item>
                          <text:p text:style-name="P54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4">sheet </text:p>
                  <text:list>
                    <text:list-item>
                      <text:list>
                        <text:list-item>
                          <text:p text:style-name="P54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4">DUP : sheet : 1</text:p>
                    </text:list-item>
                    <text:list-item>
                      <text:p text:style-name="P54">rename ==&gt; “2”</text:p>
                    </text:list-item>
                    <text:list-item>
                      <text:p text:style-name="P54">delete ==&gt; data area</text:p>
                    </text:list-item>
                    <text:list-item>
                      <text:p text:style-name="P54">C/P</text:p>
                    </text:list-item>
                    <text:list-item>
                      <text:p text:style-name="P54">sort : gain/loss ~ start-BB.loc</text:p>
                    </text:list-item>
                    <text:list-item>
                      <text:p text:style-name="P54">edit data</text:p>
                      <text:list>
                        <text:list-item>
                          <text:p text:style-name="P54"><text:span text:style-name="T1">#_ </text:span>area location ==&gt; total, g/l → $O$18, a.o.</text:p>
                        </text:list-item>
                        <text:list-item>
                          <text:p text:style-name="P54"><text:span text:style-name="T1">#_ </text:span>address : total, gain, loss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3"><text:span text:style-name="T1">#_ </text:span>loss</text:p>
                            </text:list-item>
                            <text:list-item>
                              <text:p text:style-name="P83"><text:span text:style-name="T1">#_ </text:span>gain</text:p>
                            </text:list-item>
                            <text:list-item>
                              <text:p text:style-name="P83"><text:span text:style-name="T1">#_ </text:span>sum gain</text:p>
                            </text:list-item>
                            <text:list-item>
                              <text:p text:style-name="P83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PROBLEM ==&gt; id=N6TI ==&gt; LATER</text:p>
                      <text:list>
                        <text:list-item>
                          <text:p text:style-name="P54">sheet val</text:p>
                          <text:list>
                            <text:list-item>
                              <text:p text:style-name="P54">sum of loss=<text:tab/>-2.000</text:p>
                            </text:list-item>
                            <text:list-item>
                              <text:p text:style-name="P54">sum of gain=<text:tab/>2.039</text:p>
                            </text:list-item>
                          </text:list>
                        </text:list-item>
                        <text:list-item>
                          <text:p text:style-name="P54">file val</text:p>
                          <text:list>
                            <text:list-item>
                              <text:p text:style-name="P54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1 : TASKS-37 </text:p>
          <text:list>
            <text:list-item>
              <text:p text:style-name="P93">fx_tester_T_1__Order_Buy__V2__Write_List_Of_Pos</text:p>
            </text:list-item>
          </text:list>
        </text:list-item>
      </text:list>
      <text:p text:style-name="P9"/>
      <text:p text:style-name="P9">[next]</text:p>
      <text:list xml:id="list3861460968596778610" text:style-name="L26">
        <text:list-item>
          <text:p text:style-name="P55">TASK : TASKS-39 (exec tester)</text:p>
          <text:list>
            <text:list-item>
              <text:p text:style-name="P55">(slice-by-day).(AUDJPY-M5).(2020-05-13).(20200530_134010_951771).csv</text:p>
            </text:list-item>
            <text:list-item>
              <text:p text:style-name="P55">==&gt; 200 bars</text:p>
            </text:list-item>
          </text:list>
        </text:list-item>
        <text:list-item>
          <text:p text:style-name="P55">TASK : TASKS-39.1 (exec tester)</text:p>
        </text:list-item>
        <text:list-item>
          <text:p text:style-name="P55">TASK-1 : TASKS-37 </text:p>
          <text:list>
            <text:list-item>
              <text:p text:style-name="P55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2"/>
      <text:p text:style-name="P9"><text:span text:style-name="T12">10.2.2_51</text:span>---------------------------------------------------------------------------</text:p>
      <text:p text:style-name="P17">[7] res free# JVEMV6 44#10.3.4_X / 44. currency / 10. prog-php / 4. gen-trading-result-list-file / 20200723_144251</text:p>
      <text:p text:style-name="P9"/>
      <text:p text:style-name="P9">[do] <text:span text:style-name="T1">#_ </text:span></text:p>
      <text:list xml:id="list7381235530960991385" text:style-name="L27">
        <text:list-item>
          <text:p text:style-name="P56">REVIEW </text:p>
        </text:list-item>
        <text:list-item>
          <text:p text:style-name="P56">TASK-1 : gen ==&gt; list</text:p>
          <text:list>
            <text:list-item>
              <text:p text:style-name="P56"><text:soft-page-break/>==&gt; OK</text:p>
            </text:list-item>
          </text:list>
        </text:list-item>
      </text:list>
      <text:p text:style-name="P9"/>
      <text:p text:style-name="P9">[next]</text:p>
      <text:list xml:id="list1492132472609694980" text:style-name="L28">
        <text:list-item>
          <text:p text:style-name="P57">TASK : gen ==&gt; list (again) → for : 7/23 th</text:p>
        </text:list-item>
        <text:list-item>
          <text:p text:style-name="P57">TASK : TASKS-40</text:p>
          <text:list>
            <text:list-item>
              <text:p text:style-name="P57">ref</text:p>
              <text:list>
                <text:list-item>
                  <text:p text:style-name="P57">log_20200520_160805.[fx_TASKS-26_move-statement-files-from-note-pc-to-desktop].txt</text:p>
                </text:list-item>
                <text:list-item>
                  <text:p text:style-name="P57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7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2"/>
      <text:p text:style-name="P9"><text:span text:style-name="T12">10.2.2_51</text:span>---------------------------------------------------------------------------</text:p>
      <text:p text:style-name="P17">[8] res free# JVEMV6 44#10.3.4_X / 44. currency / 10. prog-php / 4. gen-trading-result-list-file / 20200724_132954</text:p>
      <text:p text:style-name="P9"/>
      <text:p text:style-name="P9">[do] <text:span text:style-name="T1">#_ </text:span></text:p>
      <text:list xml:id="list3443943889503076513" text:style-name="L29">
        <text:list-item>
          <text:p text:style-name="P58">REVIEW </text:p>
        </text:list-item>
        <text:list-item>
          <text:p text:style-name="P58"><text:span text:style-name="T1">#_ </text:span>TASK : gen ==&gt; list (again) → for : 7/23 th </text:p>
          <text:list>
            <text:list-item>
              <text:p text:style-name="P58">T-1.1</text:p>
              <text:list>
                <text:list-item>
                  <text:p text:style-name="P58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8">T-1.2 : gen ==&gt; combined list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<text:span text:style-name="T1">#_ </text:span>T-1.3 : sheet ==&gt; gen </text:p>
              <text:list>
                <text:list-item>
                  <text:list>
                    <text:list-item>
                      <text:p text:style-name="P58">ref : log_JVE_44_10_3_4.[session-3].ods</text:p>
                    </text:list-item>
                  </text:list>
                </text:list-item>
                <text:list-item>
                  <text:p text:style-name="P58">log_JVE_44_10_3_4.[session-7~].ods // sheet : 1</text:p>
                </text:list-item>
              </text:list>
            </text:list-item>
            <text:list-item>
              <text:p text:style-name="P58"><text:span text:style-name="T1">#_ </text:span>T-1.4 : sheet ==&gt; edit</text:p>
              <text:list>
                <text:list-item>
                  <text:p text:style-name="P58">sort : “profit” ~~&gt; “BB-loc.-1” (DF → CU)</text:p>
                </text:list-item>
                <text:list-item>
                  <text:p text:style-name="P84">hide : cols ==&gt; CV ~ DE</text:p>
                </text:list-item>
              </text:list>
            </text:list-item>
            <text:list-item>
              <text:p text:style-name="P84"><text:span text:style-name="T1">#_ </text:span>T-1.5 : sort ==&gt; loss &gt; -1,000 </text:p>
              <text:list>
                <text:list-item>
                  <text:p text:style-name="P84">~~&gt; BB.loc → 1,2,3</text:p>
                </text:list-item>
                <text:list-item>
                  <text:p text:style-name="P84">=&gt; CU &gt; CT &gt; CS</text:p>
                </text:list-item>
                <text:list-item>
                  <text:p text:style-name="P84">==&gt; OK </text:p>
                </text:list-item>
              </text:list>
            </text:list-item>
            <text:list-item>
              <text:p text:style-name="P100"><text:span text:style-name="T1">#_ </text:span>T-1.6 : sort ==&gt; gain &gt; 100</text:p>
              <text:list>
                <text:list-item>
                  <text:p text:style-name="P84">~~&gt; BB.loc → 1,2,3</text:p>
                </text:list-item>
                <text:list-item>
                  <text:p text:style-name="P84">=&gt; CU &gt; CT &gt; CS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9026393925443298433" text:style-name="L30">
              <text:list-item>
                <text:p text:style-name="P102">BB.loc-1 <text:span text:style-name="T10">が 2 のうち、gain で終わっているもの、２つ</text:span></text:p>
              </text:list-item>
              <text:list-item>
                <text:p text:style-name="P103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6791079" text:continue-list="list3443943889503076513" text:style-name="L29">
        <text:list-item>
          <text:list>
            <text:list-item>
              <text:p text:style-name="P84"/>
            </text:list-item>
          </text:list>
        </text:list-item>
        <text:list-item>
          <text:p text:style-name="P94">TASK : TASKS-40</text:p>
          <text:list>
            <text:list-item>
              <text:p text:style-name="P94"><text:soft-page-break/>ref</text:p>
              <text:list>
                <text:list-item>
                  <text:p text:style-name="P94">log_20200520_160805.[fx_TASKS-26_move-statement-files-from-note-pc-to-desktop].txt</text:p>
                </text:list-item>
                <text:list-item>
                  <text:p text:style-name="P94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94">//next:20200723_144733:n (FxUtilitiesController)</text:p>
            </text:list-item>
          </text:list>
        </text:list-item>
      </text:list>
      <text:p text:style-name="P9"/>
      <text:p text:style-name="P9">[next]</text:p>
      <text:list xml:id="list281336974562619506" text:style-name="L31">
        <text:list-item>
          <text:p text:style-name="P59">TASK : gen sheet ==&gt; 7/22w, 7/24f</text:p>
        </text:list-item>
        <text:list-item>
          <text:p text:style-name="P59">TASK : TASKS-40</text:p>
          <text:list>
            <text:list-item>
              <text:p text:style-name="P59">ref</text:p>
              <text:list>
                <text:list-item>
                  <text:p text:style-name="P59">log_20200520_160805.[fx_TASKS-26_move-statement-files-from-note-pc-to-desktop].txt</text:p>
                </text:list-item>
                <text:list-item>
                  <text:p text:style-name="P59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9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2"/>
      <text:p text:style-name="P9"><text:span text:style-name="T12">10.3.4_8</text:span>---------------------------------------------------------------------------</text:p>
      <text:p text:style-name="P17">[9] res free# JVEMV6 44#10.3.4_X / 44. currency / 10. prog-php / <text:soft-page-break/>4. gen-trading-result-list-file / 20200726_154453</text:p>
      <text:p text:style-name="P9"/>
      <text:p text:style-name="P9">[do] <text:span text:style-name="T1">#_ </text:span></text:p>
      <text:list xml:id="list330335768547249849" text:style-name="L32">
        <text:list-item>
          <text:p text:style-name="P60">REVIEW </text:p>
        </text:list-item>
        <text:list-item>
          <text:p text:style-name="P60">TASK-1 : gen ==&gt; list (again) → for : 7/24 f </text:p>
          <text:list>
            <text:list-item>
              <text:p text:style-name="P60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3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6"><office:annotation office:name="__Annotation__7665_196137442"><dc:creator>iwabuchi ken</dc:creator><dc:date>2020-07-26T16:01:47.53</dc:date><text:p text:style-name="P109"><text:span text:style-name="T21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56</dc:date><text:p text:style-name="P109"><text:span text:style-name="T21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8">#_ </text:span>sdcard ==&gt; remove</text:p>
          </table:table-cell>
          <table:covered-table-cell/>
          <table:covered-table-cell/>
        </table:table-row>
        <table:table-row>
          <table:table-cell table:style-name="表7.A3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8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8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8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office:annotation office:name="__Annotation__7709_196137442"><dc:creator>iwabuchi ken</dc:creator><dc:date>2020-07-26T16:17:19.57</dc:date><text:p text:style-name="P109"><text:span text:style-name="T21">色：シアン１</text:span></text:p></office:annotation><text:span text:style-name="T16">param_</text:span><office:annotation-end office:name="__Annotation__7709_196137442"/><text:span text:style-name="T16">Dpath_File_Tickets_Data</text:span>=<office:annotation office:name="__Annotation__7708_196137442"><dc:creator>iwabuchi ken</dc:creator><dc:date>2020-07-26T16:16:58.57</dc:date><text:p text:style-name="P109"><text:span text:style-name="T21">色：オレンジ色１</text:span></text:p></office:annotation><text:span text:style-name="T17">C:\Users</text:span><office:annotation-end office:name="__Annotation__7708_196137442"/><text:span text:style-name="T17">\iwabuchiken\AppData\Roaming\MetaQuotes\Terminal\34B08C83A5AAE27A4079DE708E60511E\MQL4\Files\Logs\20200724_083938[eap-2.id-1].[AUDJPY-5].dir</text:span>&amp;<text:span text:style-name="T16">param_Fname_File_Tickets_Data</text:span>=<text:span text:style-name="T17">[ea-4_tester-1].(20200724_083938).(tickets-data).log</text:span><text:span text:style-name="T18">&amp;</text:span><text:span text:style-name="T16">param_Fname_File_Statement</text:span><text:span text:style-name="T18">=</text:span><text:span text:style-name="T17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url ==&gt; C/P &gt; Re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combined list ==&gt; gen-ed at</text:p>
            <text:p text:style-name="P3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36798977" text:continue-numbering="true" text:style-name="L32">
        <text:list-item>
          <text:list>
            <text:list-item>
              <text:p text:style-name="P60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3">file</text:p>
          </table:table-cell>
          <table:table-cell table:style-name="表8.C1" office:value-type="string">
            <text:p text:style-name="P3">open ==&gt; odt file</text:p>
            <text:p text:style-name="P3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rename</text:p>
            <text:p text:style-name="P3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3">sheet</text:p>
          </table:table-cell>
          <table:table-cell table:style-name="表8.C2" office:value-type="string">
            <text:p text:style-name="P3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3">C/P ==&gt; data from gen-ed file</text:p>
          </table:table-cell>
        </table:table-row>
      </table:table>
      <text:list xml:id="list36797835" text:continue-numbering="true" text:style-name="L32">
        <text:list-item>
          <text:list>
            <text:list-header>
              <text:p text:style-name="P60"/>
            </text:list-header>
            <text:list-item>
              <text:p text:style-name="P60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10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/>
          </table:table-cell>
        </table:table-row>
      </table:table>
      <text:list xml:id="list36778684" text:continue-numbering="true" text:style-name="L32">
        <text:list-item>
          <text:list>
            <text:list-header>
              <text:p text:style-name="P85"/>
            </text:list-header>
            <text:list-item>
              <text:p text:style-name="P85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10">loss, gain ==&gt; both, top 2 zones, in terms of incidents → loss : Z4,Z5 / gain : Z5, Z4</text:p>
            <text:p text:style-name="P10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10">in terms of : incidents ==&gt; gain → less than 20 % ~~&gt; Z3, Z6 (17.24%, 18.75%)</text:p>
            <text:p text:style-name="P10">on the other hand : Z5 ==&gt; 43.40%</text:p>
          </table:table-cell>
        </table:table-row>
      </table:table>
      <text:p text:style-name="P10"/>
      <text:list xml:id="list36785138" text:continue-numbering="true" text:style-name="L32">
        <text:list-item>
          <text:p text:style-name="P85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10">when in the down trend ==&gt; last bar closed in Z3 or Z6</text:p>
            <text:p text:style-name="P10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10"/>
          </table:table-cell>
        </table:table-row>
      </table:table>
      <text:list xml:id="list36799857" text:continue-numbering="true" text:style-name="L32">
        <text:list-item>
          <text:p text:style-name="P85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10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10">in Z6 ==&gt; still, 3 incidents ending in gain ---&gt; what are they like?</text:p>
          </table:table-cell>
        </table:table-row>
      </table:table>
      <text:list xml:id="list36797248" text:continue-numbering="true" text:style-name="L32">
        <text:list-item>
          <text:p text:style-name="P85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10">on the desktop pc ==&gt; run mt4 → set specific dp detector</text:p>
            <text:p text:style-name="P10"><text:s/>==&gt; e.g. “dp_Trend_Up” → if the latest 3 bars ending in up ~~&gt; buy</text:p>
            <text:p text:style-name="P10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10"/>
          </table:table-cell>
        </table:table-row>
      </table:table>
      <text:list xml:id="list36789724" text:continue-numbering="true" text:style-name="L32">
        <text:list-item>
          <text:p text:style-name="P60"/>
        </text:list-item>
      </text:list>
      <text:p text:style-name="P9">[next]</text:p>
      <text:list xml:id="list1691629510601261292" text:style-name="L33">
        <text:list-item>
          <text:p text:style-name="P61">TASK : mt4 programming</text:p>
          <text:list>
            <text:list-item>
              <text:p text:style-name="P61">TASKS-41 (trailing, sell)</text:p>
            </text:list-item>
          </text:list>
        </text:list-item>
      </text:list>
      <text:p text:style-name="P9">[further]</text:p>
      <text:p text:style-name="P9"><text:line-break/><text:span text:style-name="T13">[/ XXX] 20200726_170332</text:span></text:p>
      <text:p text:style-name="P9"/>
      <text:p text:style-name="P12"/>
      <text:p text:style-name="P9"><text:span text:style-name="T12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1761613115290067373" text:style-name="L34">
        <text:list-item>
          <text:p text:style-name="P62">REVIEW </text:p>
        </text:list-item>
        <text:list-item>
          <text:p text:style-name="P62">TASK-1 : mt4 programming</text:p>
          <text:list>
            <text:list-item>
              <text:list>
                <text:list-item>
                  <text:p text:style-name="P62">TASKS-41 (trailing, sell)</text:p>
                </text:list-item>
              </text:list>
            </text:list-item>
            <text:list-item>
              <text:p text:style-name="P62">T-1.1 : prep</text:p>
              <text:list>
                <text:list-item>
                  <text:p text:style-name="P62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2">==&gt; DUP </text:p>
                    </text:list-item>
                  </text:list>
                </text:list-item>
              </text:list>
            </text:list-item>
            <text:list-item>
              <text:p text:style-name="P62">T-1.2 : run → skeleton</text:p>
              <text:list>
                <text:list-item>
                  <text:p text:style-name="P62"><text:soft-page-break/><text:span text:style-name="T1">#_ </text:span>dummy line ==&gt; start() : //code:20200728_135341:c</text:p>
                </text:list-item>
                <text:list-item>
                  <text:p text:style-name="P62"><text:span text:style-name="T1">#_ </text:span>compile</text:p>
                </text:list-item>
                <text:list-item>
                  <text:p text:style-name="P62">run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1 (re) : edit ==&gt; log file name</text:p>
              <text:list>
                <text:list-item>
                  <text:p text:style-name="P62">CODE</text:p>
                  <text:list>
                    <text:list-item>
                      <text:p text:style-name="P62">//code:20200728_135547:c</text:p>
                    </text:list-item>
                    <text:list-item>
                      <text:p text:style-name="P62">CLEANUP</text:p>
                      <text:list>
                        <text:list-item>
                          <text:p text:style-name="P62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compile ==&gt; OK</text:p>
                    </text:list-item>
                    <text:list-item>
                      <text:p text:style-name="P62">run</text:p>
                      <text:list>
                        <text:list-item>
                          <text:p text:style-name="P62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2">TRY : edit</text:p>
                      <text:list>
                        <text:list-item>
                          <text:list>
                            <text:list-item>
                              <text:p text:style-name="P62">PGName<text:tab/>==&gt; change</text:p>
                            </text:list-item>
                            <text:list-item>
                              <text:p text:style-name="P62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compile ==&gt; OK</text:p>
                    </text:list-item>
                    <text:list-item>
                      <text:p text:style-name="P62">run</text:p>
                      <text:list>
                        <text:list-item>
                          <text:p text:style-name="P6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start() ==&gt; comment in</text:p>
              <text:list>
                <text:list-item>
                  <text:p text:style-name="P62">CODE</text:p>
                  <text:list>
                    <text:list-item>
                      <text:p text:style-name="P62">in “start()” ==&gt; move debug line to → //code:20200728_140603:</text:p>
                    </text:list-item>
                  </text:list>
                </text:list-item>
                <text:list-item>
                  <text:p text:style-name="P62"><text:soft-page-break/><text:span text:style-name="T1">#_ </text:span>TEST</text:p>
                  <text:list>
                    <text:list-item>
                      <text:p text:style-name="P62">compile</text:p>
                    </text:list-item>
                    <text:list-item>
                      <text:p text:style-name="P62">run ==&gt; OK</text:p>
                    </text:list-item>
                    <text:list-item>
                      <text:p text:style-name="P62">stop ea ==&gt; OK</text:p>
                    </text:list-item>
                    <text:list-item>
                      <text:p text:style-name="P62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2">T-1.3 : start() ==&gt; comment in → further : //code:20200728_140922:c</text:p>
              <text:list>
                <text:list-item>
                  <text:p text:style-name="P62">CODE</text:p>
                  <text:list>
                    <text:list-item>
                      <text:p text:style-name="P62">M5 → to : M1</text:p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<text:span text:style-name="T1">#_ </text:span>compile ==&gt; OK</text:p>
                    </text:list-item>
                    <text:list-item>
                      <text:p text:style-name="P62"><text:span text:style-name="T1">#_ </text:span>run ==&gt; </text:p>
                    </text:list-item>
                    <text:list-item>
                      <text:p text:style-name="P62">stop ea ==&gt; </text:p>
                    </text:list-item>
                  </text:list>
                </text:list-item>
              </text:list>
            </text:list-item>
            <text:list-item>
              <text:p text:style-name="P62">T-1.4 : start() ==&gt; comment in → post : “is_Order_Fully_Pending” //code:20200728_145416:c</text:p>
              <text:list>
                <text:list-item>
                  <text:p text:style-name="P62">CODE </text:p>
                </text:list-item>
                <text:list-item>
                  <text:p text:style-name="P62">TEST</text:p>
                  <text:list>
                    <text:list-item>
                      <text:p text:style-name="P62">compile ==&gt; OK</text:p>
                    </text:list-item>
                    <text:list-item>
                      <text:p text:style-name="P62"><text:span text:style-name="T1">#_ </text:span>run ==&gt; OK</text:p>
                    </text:list-item>
                    <text:list-item>
                      <text:p text:style-name="P62"><text:span text:style-name="T1">#_ </text:span>stop ea ==&gt; </text:p>
                    </text:list-item>
                    <text:list-item>
                      <text:p text:style-name="P62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SEG-1 : maxOf_NumOf_Pending_Orders ==&gt; global variable</text:p>
              <text:list>
                <text:list-item>
                  <text:p text:style-name="P62"><text:soft-page-break/>CODE</text:p>
                </text:list-item>
                <text:list-item>
                  <text:p text:style-name="P62">TEST</text:p>
                  <text:list>
                    <text:list-item>
                      <text:p text:style-name="P62"><text:span text:style-name="T1">#_ </text:span>compile ==&gt; OK</text:p>
                    </text:list-item>
                    <text:list-item>
                      <text:p text:style-name="P62"><text:span text:style-name="T1">#_ </text:span>run ==&gt; </text:p>
                    </text:list-item>
                    <text:list-item>
                      <text:p text:style-name="P62"><text:span text:style-name="T1">#_ </text:span>stop ea ==&gt; </text:p>
                    </text:list-item>
                    <text:list-item>
                      <text:p text:style-name="P62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2">T-1.5 : //code:20200728_150404:c <text:s/></text:p>
              <text:list>
                <text:list-item>
                  <text:list>
                    <text:list-item>
                      <text:p text:style-name="P101">comment in → post : “(step : j3 : Y : 1) buy : condition filled” //code:20200728_150404:c</text:p>
                    </text:list-item>
                    <text:list-item>
                      <text:p text:style-name="P101">return 0; <text:s text:c="2"/>//debug:20200728_140900:d</text:p>
                    </text:list-item>
                  </text:list>
                </text:list-item>
                <text:list-item>
                  <text:p text:style-name="P62"><text:span text:style-name="T1">#_ </text:span>CODE</text:p>
                </text:list-item>
                <text:list-item>
                  <text:p text:style-name="P62">TEST </text:p>
                  <text:list>
                    <text:list-item>
                      <text:p text:style-name="P62"><text:span text:style-name="T1">#_ </text:span>compile ==&gt; </text:p>
                    </text:list-item>
                    <text:list-item>
                      <text:p text:style-name="P62"><text:span text:style-name="T1">#_ </text:span>run (log files gen-ed) ==&gt; </text:p>
                    </text:list-item>
                    <text:list-item>
                      <text:p text:style-name="P62">log file ==&gt; OK?</text:p>
                      <text:list>
                        <text:list-item>
                          <text:p text:style-name="P62"><text:span text:style-name="T1">#_ </text:span>“(step : j2 : N : 1) is_Order_Fully_Pending =&gt; false” ==&gt; OK</text:p>
                        </text:list-item>
                        <text:list-item>
                          <text:p text:style-name="P62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2">stop ea ==&gt; OK</text:p>
                    </text:list-item>
                    <text:list-item>
                      <text:p text:style-name="P62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990629964281658236" text:style-name="L35">
        <text:list-item>
          <text:p text:style-name="P63">TASK : TASKS-41.1 (take_Position__Sell)</text:p>
          <text:list>
            <text:list-item>
              <text:p text:style-name="P63">//next:20200728_151019:n</text:p>
            </text:list-item>
          </text:list>
        </text:list-item>
      </text:list>
      <text:p text:style-name="P9">[further]</text:p>
      <text:p text:style-name="P9"><text:soft-page-break/><text:line-break/><text:span text:style-name="T13">[/ XXX] 20200728_151137</text:span></text:p>
      <text:p text:style-name="P9"/>
      <text:p text:style-name="P12"/>
      <text:p text:style-name="P9"><text:span text:style-name="T12">11.3.2_1</text:span>---------------------------------------------------------------------------</text:p>
      <text:p text:style-name="P17">[2] res free# JVEMV6 44#11.3.2_X / 44. currency / 11. prog-mt4 / 3. ea / 2. ea-6 / 20200730_141947</text:p>
      <text:p text:style-name="P9"/>
      <text:p text:style-name="P9">[do] <text:span text:style-name="T1">#_ </text:span></text:p>
      <text:list xml:id="list1857622629628227438" text:style-name="L36">
        <text:list-item>
          <text:p text:style-name="P64">REVIEW </text:p>
          <text:list>
            <text:list-item>
              <text:p text:style-name="P64">TEST </text:p>
              <text:list>
                <text:list-item>
                  <text:p text:style-name="P64">compile ==&gt; </text:p>
                </text:list-item>
                <text:list-item>
                  <text:p text:style-name="P64">run (log files gen-ed) ==&gt; </text:p>
                </text:list-item>
                <text:list-item>
                  <text:p text:style-name="P64">log file ==&gt; </text:p>
                  <text:list>
                    <text:list-item>
                      <text:p text:style-name="P64"><text:span text:style-name="T1">#_ </text:span>“(step : j2 : N : 1) is_Order_Fully_Pending =&gt; false” ==&gt; OK</text:p>
                    </text:list-item>
                    <text:list-item>
                      <text:p text:style-name="P64"><text:span text:style-name="T1">#_ </text:span>“(step : j3 : ” ==&gt; </text:p>
                    </text:list-item>
                  </text:list>
                </text:list-item>
                <text:list-item>
                  <text:p text:style-name="P64"><text:span text:style-name="T1">#_ </text:span>stop ea ==&gt; </text:p>
                </text:list-item>
                <text:list-item>
                  <text:p text:style-name="P64"><text:span text:style-name="T1">#_ </text:span>see log ==&gt; </text:p>
                </text:list-item>
              </text:list>
            </text:list-item>
          </text:list>
        </text:list-item>
        <text:list-item>
          <text:p text:style-name="P64">TASK : TASKS-41.1 (take_Position__Sell)</text:p>
          <text:list>
            <text:list-item>
              <text:list>
                <text:list-item>
                  <text:p text:style-name="P64">//next:20200728_151019:n</text:p>
                </text:list-item>
              </text:list>
            </text:list-item>
            <text:list-item>
              <text:p text:style-name="P64">T-1.1 : new FUNC</text:p>
              <text:list>
                <text:list-item>
                  <text:p text:style-name="P64">CODE</text:p>
                  <text:list>
                    <text:list-item>
                      <text:p text:style-name="P64">DUP : take_Position__Buy</text:p>
                    </text:list-item>
                    <text:list-item>
                      <text:p text:style-name="P64">==&gt; already coded</text:p>
                    </text:list-item>
                  </text:list>
                </text:list-item>
              </text:list>
            </text:list-item>
            <text:list-item>
              <text:p text:style-name="P64"><text:soft-page-break/>T-1.2 : use ==&gt; code</text:p>
              <text:list>
                <text:list-item>
                  <text:p text:style-name="P64">CODE : //_20200331_173735:tmp</text:p>
                  <text:list>
                    <text:list-item>
                      <text:p text:style-name="P64">==&gt; the lines therebelow → delete</text:p>
                    </text:list-item>
                  </text:list>
                </text:list-item>
                <text:list-item>
                  <text:p text:style-name="P64">TEST 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CODE : //next:20200728_151019:n</text:p>
                  <text:list>
                    <text:list-item>
                      <text:p text:style-name="P64">comment out : “return 0; <text:s text:c="2"/>//debug:20200728_140900:d”</text:p>
                    </text:list-item>
                    <text:list-item>
                      <text:p text:style-name="P64">edit line</text:p>
                    </text:list-item>
                  </text:list>
                </text:list-item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</text:p>
                      <text:list>
                        <text:list-item>
                          <text:p text:style-name="P64">==&gt; search “(step : j3 :”</text:p>
                        </text:list-item>
                        <text:list-item>
                          <text:p text:style-name="P64">===&gt; “OrderSend failed with error #0”</text:p>
                        </text:list-item>
                        <text:list-item>
                          <text:p text:style-name="P64">===&gt; </text:p>
                          <text:list>
                            <text:list-item>
                              <text:p text:style-name="P64">“stoploss<text:tab/>75.331</text:p>
                            </text:list-item>
                            <text:list-item>
                              <text:p text:style-name="P64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3 : update func ==&gt; take_Position__Sell</text:p>
              <text:list>
                <text:list-item>
                  <text:p text:style-name="P64">CODE : //20200730_145648:head</text:p>
                  <text:list>
                    <text:list-item>
                      <text:p text:style-name="P64">//code:20200730_145823:c</text:p>
                    </text:list-item>
                    <text:list-item>
                      <text:p text:style-name="P64">//debug:20200730_145815:d</text:p>
                    </text:list-item>
                  </text:list>
                </text:list-item>
                <text:list-item>
                  <text:p text:style-name="P64">CODE :</text:p>
                  <text:list>
                    <text:list-item>
                      <text:list>
                        <text:list-item>
                          <text:p text:style-name="P64">//code:20200730_151313:c (init())</text:p>
                        </text:list-item>
                        <text:list-item>
                          <text:p text:style-name="P64">//code:20200730_151828:c ==&gt; take_Position__Sell()</text:p>
                        </text:list-item>
                      </text:list>
                    </text:list-item>
                    <text:list-item>
                      <text:p text:style-name="P64">test ==&gt; take_Position__Sell</text:p>
                    </text:list-item>
                  </text:list>
                </text:list-item>
                <text:list-item>
                  <text:p text:style-name="P64"><text:soft-page-break/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</text:p>
                      <text:list>
                        <text:list-item>
                          <text:p text:style-name="P64">=&gt; search “init() ==&gt; exiting...” (log file)</text:p>
                        </text:list-item>
                        <text:list-item>
                          <text:p text:style-name="P64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4 : debug return ==&gt; comment out</text:p>
              <text:list>
                <text:list-item>
                  <text:p text:style-name="P64">CODE : //debug:20200730_145815:d</text:p>
                </text:list-item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=&gt; search “(step : j3 : Y : 2)”</text:p>
                    </text:list-item>
                    <text:list-item>
                      <text:p text:style-name="P64">===&gt; OK</text:p>
                    </text:list-item>
                  </text:list>
                </text:list-item>
                <text:list-item>
                  <text:p text:style-name="P64">PROBLEM</text:p>
                  <text:list>
                    <text:list-item>
                      <text:p text:style-name="P64">order ==&gt; returned “0”</text:p>
                      <text:list>
                        <text:list-item>
                          <text:p text:style-name="P64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64">FOUND ==&gt; “OrderSend” → “volume” ~~&gt; 1</text:p>
                    </text:list-item>
                    <text:list-item>
                      <text:p text:style-name="P64">TRY</text:p>
                      <text:list>
                        <text:list-item>
                          <text:p text:style-name="P64">change ==&gt; to : 0.1</text:p>
                        </text:list-item>
                        <text:list-item>
                          <text:p text:style-name="P64">compile</text:p>
                        </text:list-item>
                        <text:list-item>
                          <text:p text:style-name="P64">run</text:p>
                          <text:list>
                            <text:list-item>
                              <text:p text:style-name="P64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623295711227421402" text:style-name="L37">
        <text:list-item>
          <text:p text:style-name="P65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><text:soft-page-break/></text:p>
      <text:p text:style-name="P12"/>
      <text:p text:style-name="P9"><text:span text:style-name="T12">11.3.2_2</text:span>---------------------------------------------------------------------------</text:p>
      <text:p text:style-name="P17">[3] res free# JVEMV6 44#11.3.2_X / 44. currency / 11. prog-mt4 / 3. ea / 2. ea-6 / 20200804_124858</text:p>
      <text:p text:style-name="P9"/>
      <text:p text:style-name="P9">[do] <text:span text:style-name="T1">#_ </text:span></text:p>
      <text:list xml:id="list8544748342517256272" text:style-name="L38">
        <text:list-item>
          <text:p text:style-name="P66">REVIEW </text:p>
        </text:list-item>
        <text:list-item>
          <text:p text:style-name="P66">TASK : TASKS-41 (trail in SELL order) </text:p>
          <text:list>
            <text:list-item>
              <text:p text:style-name="P66">T-1.1 : trail_Orders ==&gt; up to : OrdersTotal</text:p>
              <text:list>
                <text:list-item>
                  <text:p text:style-name="P66">CODE : //code:20200804_125006:c</text:p>
                  <text:list>
                    <text:list-item>
                      <text:list>
                        <text:list-item>
                          <text:p text:style-name="P66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</text:p>
                    </text:list-item>
                    <text:list-item>
                      <text:p text:style-name="P66"><text:span text:style-name="T1">#_ </text:span>search : “numOf_Orders ==&gt; ” ==&gt; OK</text:p>
                      <text:list>
                        <text:list-item>
                          <text:p text:style-name="P66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66">CODE : if-statement : //code:20200804_130436</text:p>
                </text:list-item>
                <text:list-item>
                  <text:p text:style-name="P66"><text:span text:style-name="T1">#_ </text:span>TEST</text:p>
                  <text:list>
                    <text:list-item>
                      <text:p text:style-name="P66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66">T-1.2 : each order ==&gt; show data</text:p>
              <text:list>
                <text:list-item>
                  <text:p text:style-name="P66">CODE : //debug:20200804_130533</text:p>
                </text:list-item>
                <text:list-item>
                  <text:p text:style-name="P66"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</text:p>
                    </text:list-item>
                    <text:list-item>
                      <text:p text:style-name="P66"><text:soft-page-break/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28258628895660681" text:style-name="L39">
        <text:list-item>
          <text:p text:style-name="P67">TASK : fix</text:p>
          <text:list>
            <text:list-item>
              <text:list>
                <text:list-item>
                  <text:p text:style-name="P67">“Trail threshold = (Open)” ==&gt; calc formula, not correct</text:p>
                </text:list-item>
                <text:list-item>
                  <text:p text:style-name="P67">//next:20200804_132152</text:p>
                </text:list-item>
                <text:list-item>
                  <text:p text:style-name="P67">//next:20200804_132218</text:p>
                </text:list-item>
              </text:list>
            </text:list-item>
          </text:list>
        </text:list-item>
        <text:list-item>
          <text:p text:style-name="P67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2">@@@</text:p>
      <text:p text:style-name="P9"><text:span text:style-name="T12">11.3.2_3</text:span>---------------------------------------------------------------------------</text:p>
      <text:p text:style-name="P17">[4] res free# JVEMV6 44#11.3.2_X / 44. currency / 11. prog-mt4 / 3. ea / 2. ea-6 / XXX</text:p>
      <text:p text:style-name="P9"/>
      <text:p text:style-name="P9">[do] <text:span text:style-name="T1">#_ </text:span></text:p>
      <text:list xml:id="list6237846831912712306" text:style-name="L40">
        <text:list-item>
          <text:p text:style-name="P68">REVIEW </text:p>
        </text:list-item>
        <text:list-item>
          <text:p text:style-name="P68">TASK-1</text:p>
        </text:list-item>
      </text:list>
      <text:p text:style-name="P9"/>
      <text:p text:style-name="P9">[next]</text:p>
      <text:list xml:id="list1341353716074730178" text:style-name="L41">
        <text:list-item>
          <text:p text:style-name="P69">TASK</text:p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[do] <text:span text:style-name="T1">#_ </text:span></text:p>
      <text:list xml:id="list36809009" text:continue-list="list5593893165087723903" text:style-name="L5">
        <text:list-item>
          <text:p text:style-name="P34">REVIEW </text:p>
        </text:list-item>
        <text:list-item>
          <text:p text:style-name="P34">TASK-1</text:p>
        </text:list-item>
      </text:list>
      <text:p text:style-name="P9"/>
      <text:p text:style-name="P9">[next]</text:p>
      <text:list xml:id="list6243810829561053294" text:style-name="L42">
        <text:list-item>
          <text:p text:style-name="P70">TASK</text:p>
        </text:list-item>
      </text:list>
      <text:p text:style-name="P9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<text:soft-page-break/>------------------------------------------------------- [STEPS : start] 20191224_114459</text:p>
      <text:list xml:id="list8723263312387266341" text:style-name="L43">
        <text:list-item>
          <text:p text:style-name="P7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6794465" text:continue-numbering="true" text:style-name="L43">
        <text:list-item>
          <text:p text:style-name="P71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2673817805216532094" text:style-name="L44">
        <text:list-item>
          <text:p text:style-name="P2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210089557273356740" text:style-name="L45">
              <text:list-item>
                <text:p text:style-name="P104">M – w &gt; a (new window)</text:p>
              </text:list-item>
              <text:list-item>
                <text:p text:style-name="P104">doc 2 : select → session number</text:p>
              </text:list-item>
              <text:list-item>
                <text:p text:style-name="P104">doc 1</text:p>
                <text:list>
                  <text:list-item>
                    <text:p text:style-name="P104">DUP → template</text:p>
                  </text:list-item>
                  <text:list-item>
                    <text:p text:style-name="P104">session num → paste</text:p>
                  </text:list-item>
                  <text:list-item>
                    <text:p text:style-name="P104">datetime ==&gt; change to “XXX”</text:p>
                  </text:list-item>
                  <text:list-item>
                    <text:p text:style-name="P104">session num → update</text:p>
                  </text:list-item>
                </text:list>
              </text:list-item>
              <text:list-item>
                <text:p text:style-name="P104">doc 2 : select → session string</text:p>
              </text:list-item>
              <text:list-item>
                <text:p text:style-name="P10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git</text:p>
            <text:list xml:id="list452423775337998898" text:style-name="L46">
              <text:list-item>
                <text:p text:style-name="P105">commit</text:p>
                <text:list>
                  <text:list-item>
                    <text:p text:style-name="P105">jve</text:p>
                  </text:list-item>
                  <text:list-item>
                    <text:p text:style-name="P105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26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65</dc:date><text:p text:style-name="P109"><text:span text:style-name="T22">https://stackoverflow.com/questions/357315/get-list-of-passed-arguments-in-windows-batch-script-bat</text:span></text:p></office:annotation><text:span text:style-name="T20">C:</text:span><office:annotation-end office:name="__Annotation__8900_5646382082"/><text:span text:style-name="T20">\WORKS_2\WS\WS_Others.JVEMV6\JVEMV6\44_currency\10_prog-php\2_tester\end_all_cake.bat (comp)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65</dc:date><text:p text:style-name="P109"><text:span text:style-name="T22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65</dc:date><text:p text:style-name="P109"><text:span text:style-name="T22">https://stackoverflow.com/questions/357315/get-list-of-passed-arguments-in-windows-batch-script-bat</text:span></text:p></office:annotation><text:span text:style-name="T19">C:</text:span><office:annotation-end office:name="__Annotation__8900_564638208111"/><text:span text:style-name="T19">\WORKS_2\WS\WS_Others.JVEMV6\JVEMV6\44_currency\10_prog-php\2_tester\end_all_jve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65</dc:date><text:p text:style-name="P109"><text:span text:style-name="T22">https://stackoverflow.com/questions/357315/get-list-of-passed-arguments-in-windows-batch-script-bat</text:span></text:p></office:annotation><text:span text:style-name="T19">C:</text:span><office:annotation-end office:name="__Annotation__8900_564638208121"/><text:span text:style-name="T19">\WORKS_2\WS\WS_Others.JVEMV6\JVEMV6\44_currency\10_prog-php\2_tester\end_all_apps.bat</text:span> <text:span text:style-name="T5">[3] res free# JVEMV6 44#11.3.2_X / 44. currency / 11. prog-mt4 / 3. ea / 2. ea-6 / 20200804_124858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2993952694155940555" text:style-name="L47">
              <text:list-item>
                <text:p text:style-name="P106">doc 1 : select → git push, echo</text:p>
              </text:list-item>
              <text:list-item>
                <text:p text:style-name="P10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oj &amp;&amp; git add -A &amp;&amp; git commit -m ^"[21] res free# JVEMV6 44#10.2.2_XX / 44. currency / 10. prog-php / 2. tester / 2. <text:s/>tester_1__V2 / 20200615_161622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c &amp;&amp; git add -A &amp;&amp; git commit -m ^"[20] res free# JVEMV6 44#10.2.2_XX / 44. currency / 10. prog-php / 2. <text:soft-page-break/>tester / 2. <text:s/>tester_1__V2 / 20200615_134356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9138302095656091658" text:style-name="L48">
              <text:list-item>
                <text:p text:style-name="P107">eclipse</text:p>
              </text:list-item>
              <text:list-item>
                <text:p text:style-name="P107">mt4</text:p>
              </text:list-item>
              <text:list-item>
                <text:p text:style-name="P107">folders</text:p>
              </text:list-item>
              <text:list-item>
                <text:p text:style-name="P107">sakura files</text:p>
              </text:list-item>
              <text:list-item>
                <text:p text:style-name="P107">docs</text:p>
              </text:list-item>
            </text:list>
          </table:table-cell>
          <table:covered-table-cell/>
        </table:table-row>
      </table:table>
      <text:list xml:id="list36788287" text:continue-list="list2673817805216532094" text:style-name="L44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6798040" text:continue-numbering="true" text:style-name="L44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ext:soft-page-break/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6794687" text:continue-numbering="true" text:style-name="L44">
        <text:list-item>
          <text:p text:style-name="P29">move “<text:span text:style-name="T3">@@@</text:span>”</text:p>
        </text:list-item>
        <text:list-item>
          <text:p text:style-name="P72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2T16:57:57.20</dc:date>
    <dc:creator>iwabuchi ken</dc:creator>
    <meta:editing-duration>P9DT3H43M22S</meta:editing-duration>
    <meta:editing-cycles>1494</meta:editing-cycles>
    <meta:generator>OpenOffice/4.1.3$Win32 OpenOffice.org_project/413m1$Build-9783</meta:generator>
    <meta:document-statistic meta:table-count="14" meta:image-count="0" meta:object-count="0" meta:page-count="52" meta:paragraph-count="968" meta:word-count="5132" meta:character-count="34225"/>
  </office:meta>
</office:document-meta>
</file>